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Knihovna vzorců<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á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Přizpůsobení katalogu<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programu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lz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cs.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http://ask.libreoffice.org/cs/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cs.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dostupných mnoho webových stránek od uživatelů, které nabízejí bezplatné tipy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OS,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ředvolby &gt; Obecné</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ep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ep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ou se možnosti nastavení</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 + 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další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 + <text:span text:style-name="Keystroke">⌘</text:span> + <text:span text:style-name="Keystroke">F5</text:span></text:p>
          </table:table-cell>
          <table:table-cell table:style-name="Table4.A2" office:value-type="string">
            <text:p text:style-name="P32">Otevře s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 + <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programu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e znázornění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rostřednictvím programů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ep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epneme na <text:span text:style-name="Strong_20_Emphasis">Vzorec</text:span>.</text:p>
        </text:list-item>
        <text:list-item>
          <text:p text:style-name="List_20_1">V programu LibreOffice Math použijeme klávesovou zkratku <text:span text:style-name="Emphasis">Ctrl + 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dokumentu LibreOffice, otevřeme dokument v programu Writer, Calc, Draw nebo Impress. Modul LibreOffice, který používáme ovlivňuje jak umístíme kurzor, abychom vložili vzorec.</text:p>
      <text:list xml:id="list153829493501774" text:continue-numbering="true" text:style-name="List_20_1">
        <text:list-item>
          <text:p text:style-name="List_20_1">V programu Writer klepneme do odstavce, kde chceme vložit vzorec.</text:p>
        </text:list-item>
        <text:list-item>
          <text:p text:style-name="List_20_1">V programu Calc klepneme do buňky, kde chceme vložit vzorec.</text:p>
        </text:list-item>
        <text:list-item>
          <text:p text:style-name="List_20_1">V programu Draw a Impress se vzorec vloží do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Zobrazit</text:span>. Více informací o vytváření vzorců naleznem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dokumentu Writer s vybraným polem vzorce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programu Writer</text:p></draw:text-box></draw:frame></text:p>
      <text:p text:style-name="Text_20_body"><text:soft-page-break/>Když ukončíme zadávání vzorce, můžeme editor zavřít buď stisknutím klávesy <text:span text:style-name="Keystroke">Esc</text:span> nebo klepnutím v dokumentu mimo vzorec. Poklepáním na objekt vzorce v dokumentu se znovu otevře editor vzorců a můžeme upravit vzorec.</text:p>
      <text:p text:style-name="Text_20_body">Vzorce se do dokumentů vkládají jako objekty OLE. Stejně jako u jakéhokoli objektu OLE můžeme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užíváme-li vkládání vzorců často, můžeme na Standardní nástrojové liště přidat tlačítko Vzorec nebo můžeme vytvořit klávesovou zkratku. Více informací se nachází v kapitole <text:span text:style-name="Emphasis"><text:span text:style-name="T9"><text:bookmark-ref text:reference-format="text" text:ref-name="Chapter 4">4 -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těchto způsobů:</text:p>
      <text:list xml:id="list153828939729024" text:continue-numbering="true" text:style-name="List_20_1">
        <text:list-item>
          <text:p text:style-name="P173">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Tip</text:p>
        </text:list-item>
      </text:list>
      <text:p text:style-name="P41">Při používání postranní lišty Prvky doporučujeme mít  v nastavení LibreOffice zapnuté <text:span text:style-name="Emphasis">Rozšířené tipy</text:span>. To nám pomůže určit kategorie a symboly, které chceme použít ve vzorci. V hlavní nabídce zvolíme <text:span text:style-name="Strong_20_Emphasis">Nástroje &gt; Možnosti</text:span>, vybereme v dialogovém okně Možnosti  <text:span text:style-name="Strong_20_Emphasis">LibreOffice &gt; Obecné</text:span>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Tu otevřeme pravým tlačítkem myši v editoru vzorců. Vybereme kategorii a z podřízené nabídky vybereme příkaz značkovacího jazyka, který chceme použít.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ačkovací jazyk známe,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editoru vzorců, viz <text:span text:style-name="Emphasis">Dodatek A: Přehled příkazů</text:span>.</text:p>
      <text:p text:style-name="P89">Tabulka <text:sequence text:ref-name="refTable1" text:name="Table" text:formula="ooow:Table+1" style:num-format="1">2</text:sequence>: Příklady příkazů používajících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a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ku A: Přehled příkazů</text:span>.</text:p>
      <text:list xml:id="list153828998403880" text:continue-list="list153828939729024" text:style-name="List_20_1">
        <text:list-item>
          <text:p text:style-name="List_20_1">Řecký znak malým písmem zadáme jako znak procenta %, po kterém následuje název znaku malými písmeny pomocí anglického názvu. Například zadáním %lambda se vytvoří řecké písmeno λ.</text:p>
        </text:list-item>
        <text:list-item>
          <text:p text:style-name="List_20_1">Řecký znak VELKÝM písmem zadáme jako znak procenta %, po kterém následuje název znaku VELKÝMI písmeny pomocí anglického názvu. Například zadáním %LAMBDA se vytvoří řecké písmeno Λ.</text:p>
        </text:list-item>
        <text:list-item>
          <text:p text:style-name="List_20_1">Řecký znak psaný <text:span text:style-name="Emphasis">ikurzívou</text:span> zadáme jako znak procenta %, po které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v editoru vzorců na správném místě.</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Z rozevíracího seznamu <text:span text:style-name="Emphasis">Sada symbolů</text:span> vybereme možnost <text:span text:style-name="Strong_20_Emphasis">Řecky</text:span>. <text:span text:style-name="Emphasis">Kurzívu</text:span> vybereme z rozevíracího seznamu jako volbu <text:span text:style-name="Emphasis">iŘecky</text:span>.</text:p>
        </text:list-item>
        <text:list-item>
          <text:p text:style-name="Numbering_20_1">Vybereme řecký znak ze seznamu symbolů, poté klepneme na tlačítko <text:span text:style-name="Strong_20_Emphasis">Vložit</text:span>. Při výběru se pod seznamem symbolů zobrazí jméno řeckého znaku.</text:p>
        </text:list-item>
        <text:list-item>
          <text:p text:style-name="Numbering_20_1">Pokud jsme zadávání řeckých znaků do vzorce dokončili,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programu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 <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 editoru vzorců vybereme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 editoru vzorců vybereme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Tip</text:p>
        </text:list-item>
      </text:list>
      <text:p text:style-name="P75">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153827664876025" text:continue-list="list153827499374793" text:style-name="Heading_20_Note">
        <text:list-item>
          <text:p text:style-name="P147">Poznámka</text:p>
        </text:list-item>
      </text:list>
      <text:p text:style-name="P76">Pokud je to třeba,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a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kurzor je v editoru vzorců.</text:p>
        </text:list-item>
        <text:list-item>
          <text:p text:style-name="Numbering_20_1">Do editoru vzorců zadáme <text:span text:style-name="Code">%pi</text:span> a objeví se řecký znak pí (π).</text:p>
        </text:list-item>
        <text:list-item>
          <text:p text:style-name="Numbering_20_1">Vybereme kategorii <text:span text:style-name="Strong_20_Emphasis">Relace</text:span> a symbol <text:span text:style-name="Strong_20_Emphasis">Je podobné nebo rovno</text:span> jedním ze dvou způsobů:</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 <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V editoru vzorců klepneme pravým tlačítkem myši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153827622804113" text:continue-list="list153828370547078" text:style-name="Numbering_20_1">
        <text:list-item text:start-value="1">
          <text:p text:style-name="Numbering_20_1"><text:soft-page-break/>V programu Math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 Upravit</text:span>. Otevře se editor vzorců v režimu úprav. Kurzor je v editoru vzorců umístěn na začátku vzorce.</text:p>
        </text:list-item>
      </text:list>
      <text:list xml:id="list153828700080443" text:continue-list="list153827664876025" text:style-name="Heading_20_Note">
        <text:list-item>
          <text:p text:style-name="P148">Poznámka</text:p>
        </text:list-item>
      </text:list>
      <text:p text:style-name="Text_20_Note">Pokud nemůžeme vybrat prvek vzorce za použití kurzoru, klepneme na ikonu <text:span text:style-name="Strong_20_Emphasis">Kurzor pro vzorce</text:span> <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na nástrojové liště Standardní, čímž kurzor aktivujeme.</text:span></text:p>
      <text:list xml:id="list153828451176258" text:continue-list="list153827622804113" text:style-name="Numbering_20_1">
        <text:list-item>
          <text:p text:style-name="Numbering_20_1">Prvek vzorce, který chceme změnit, vybereme jedním z těchto způsobů:</text:p>
        </text:list-item>
      </text:list>
      <text:list xml:id="list153828417440982" text:continue-list="list153829374126453" text:style-name="List_20_2">
        <text:list-item>
          <text:p text:style-name="List_20_2">V okně náhledu klep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Prvek vzorce v editoru vzorců vybereme dvojitým klepnutím.</text:p>
        </text:list-item>
      </text:list>
      <text:list xml:id="list153827861911820" text:continue-list="list153828451176258"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zmáčkneme klávesu <text:span text:style-name="Keystroke">F9</text:span> nebo klepneme na ikonu <text:span text:style-name="Strong_20_Emphasis">Aktualizovat</text:span> <draw:frame draw:style-name="fr10" draw:name="Image15" text:anchor-type="as-char" svg:y="-0.1445in" svg:width="0.198in" svg:height="0.2083in" draw:z-index="70"><draw:image xlink:href="Pictures/100000000000001300000014A23AE2A983DB829D.png" xlink:type="simple" xlink:show="embed" xlink:actuate="onLoad" loext:mime-type="image/png"/></draw:frame><text:s/>na nástrojové liště Standardní. Vzorec v náhledovém okně nebo v dokumentu se zaktualizuje.</text:p>
        </text:list-item>
        <text:list-item>
          <text:p text:style-name="Numbering_20_1">V programu Math po ukončení editace vzorce uložíme změny.</text:p>
        </text:list-item>
        <text:list-item>
          <text:p text:style-name="Numbering_20_1">Ve Writer, Calc, Impress nebo Draw klepneme kamkoli v dokumentu mimo vzorec, abychom opustili režim úprav, a poté dokument uložíme. Tím zároveň uložíme změny do vzorce.</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LibreOffice dokumentu.</text:p>
      <text:h text:style-name="P134" text:outline-level="3"><text:bookmark-start text:name="__RefHeading__20875_1760461578"/>Používání složených závorek<text:bookmark-end text:name="__RefHeading__20875_1760461578"/></text:h>
      <text:p text:style-name="Text_20_body">LibreOffice Math neví nic o pořadí operací ve vzorci. Je nutné použít <text:alphabetical-index-mark-start text:id="IMark225896632" text:key1="equation editor"/><text:alphabetical-index-mark text:string-value="závorky (Math)"/>závorky<text:alphabetical-index-mark-end text:id="IMark225896632"/>  (složené závorky), abychom určili pořadí operací, které se vyskytují ve vzorci. Následující příklady ukazují, jak mohou být závorky ve vzorci použity.</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určil, že 2 před slovem over a x po něm patří ke zlomku, a tak jej i zobrazil. Chceme-li, aby byl jmenovatel x+1 namísto x, musíme jej ohraničit pomocí závorek.</text:p>
      <text:p text:style-name="P92">Vložíme-li závorky do <text:span text:style-name="Code">2 over {x + 1}</text:span>, dostaneme výsledek<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 kde je nyní x+1 jmenovatelem.</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99">Přidání závorek <text:span text:style-name="T4"><text:s/></text:span>ve značkovacím jazyce<text:span text:style-name="Code"> – {1 over 2}</text:span> dává výsledek<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Nahradíme závorky pomocí příkazu značkovacího jazyka lbrace a rbrace. Napíšeme <text:span text:style-name="Code">x over lbrace –x + 1 rbrace</text:span> a výsledek je<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Chceme-li ve vzorci použít mati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 kde jsou řádky odděleny dvěma znaky křížku (##) a položky v každém řádku jsou odděleny jedním znakem křížku (#).</text:p>
      <text:p text:style-name="Text_20_body">Použijete-li v matici závorky, za normálních okolností se nezvětšují tak, jako se zvětšuje matic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K překonání tohoto problému závorek s maticí poskytuje LibreOffice Math  zvětšující se závorky, které zvětšují svou velikost, aby odpovídala velikosti matice. Zvětšující se závorky v matici vytvoříme za pomoci příkazů <text:span text:style-name="Code">left(</text:span> a <text:span text:style-name="Code">right)</text:span>. Například <text:span text:style-name="Code">left( matrix { a # b ## c # d } right)</text:span> dává výsledek<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Zvětšující se závorky lze také použít s jakýmkoli prvkem vzorce, jako je zlomek, druhá odmocnina atd.</text:p>
      <text:list xml:id="list153828800401824" text:continue-list="list153828468271210" text:style-name="Heading_20_Tip">
        <text:list-item>
          <text:p text:style-name="P170">Tip</text:p>
        </text:list-item>
      </text:list>
      <text:p text:style-name="Text_20_Note">Hranaté závorky vytvoříme příkazy <text:span text:style-name="Code">left[</text:span> a <text:span text:style-name="Code">right]</text:span>. Seznam všech závorek dostupných v aplikaci Math lze nalézt v <text:span text:style-name="Emphasis">dodatku A: Přehled příkazů</text:span>.</text:p>
      <text:list xml:id="list153828109725076" text:continue-numbering="true" text:style-name="Heading_20_Tip">
        <text:list-item>
          <text:p text:style-name="P170">Tip</text:p>
        </text:list-item>
      </text:list>
      <text:p text:style-name="P36">Pokud chceme, aby byly všechny závorky být škálovatelné, přejdeme na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3"><text:bookmark-start text:name="__RefHeading__38940_314314075"/><text:soft-page-break/>Nepárové závorky<text:bookmark-end text:name="__RefHeading__38940_314314075"/></text:h>
      <text:p text:style-name="Text_20_body">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4"><text:bookmark-start text:name="__RefHeading__17435_901305723"/>Nezvětšující se závorky<text:bookmark-end text:name="__RefHeading__17435_901305723"/></text:h>
      <text:p text:style-name="P48">Zpětné lomítko \ je umístěno před nezvětšující se závorkou, což znamená, že následující znak by neměl být považován za závorku, ale za běžný znak.</text:p>
      <text:p text:style-name="P48">Například nepárové závorky ve vzorci <text:span text:style-name="Code">[ a; b [</text:span> jsou úmyslné, ale vedou  k výsledku<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Abychom odstranili znaky obrácených otazníků a vytvořili nepárové závorky, přidáme zpětná lomítka. Vzorec nyní vypadá následovně <text:span text:style-name="Code">\ [ a; b \ [</text:span> a výsledek<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140" text:outline-level="4"><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101">Příklad</text:p>
      <text:p text:style-name="Text_20_body_20_indent">Chceme vytvořit vzorec<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 v editoru vzorců zadáme <text:span text:style-name="Code">abs = x lbrace stack {x "for" x &gt;= 0 # -x "for" x &lt; 0</text:span>. Dostaneme však nesprávný výsledek <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Chceme-li odstranit obrácené otazníky a vytvořit správný vzorec, musíme použít příkazy <text:span text:style-name="Code">left</text:span>, <text:span text:style-name="Code">right</text:span> a <text:span text:style-name="Code">none</text:span>. Změníme zadání v editoru vzorců na <text:span text:style-name="Code">abs x = left lbrace stack {x "for" x &gt;= 0 # -x "for" x &lt; 0} right none</text:span> a tím vytvoříme správný vzorec.</text:p>
      <text:h text:style-name="Heading_20_2" text:outline-level="3"><text:bookmark-start text:name="__RefHeading__18187_270489466"/>Rozpoznávání funkcí<text:bookmark-end text:name="__RefHeading__18187_270489466"/></text:h>
      <text:p text:style-name="Text_20_body">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Text_20_body">Úplný seznam funkcí nalezneme v části <text:bookmark-ref text:reference-format="text" text:ref-name="Appendix A">Dodatek A: Přehled příkazů</text:bookmark-ref>.</text:p>
      <text:p text:style-name="Text_20_body">Po některých funkcích musí následovat číslo nebo proměnná. Pokud chybí, Math umístí na místo chybějících čísel nebo proměnných znaky obrácených otazníků. Abychom odstranili obrácené otazníky a opravili vzorec, musíme zadat jako zástupný znak číslo, proměnnou nebo dvojici prázdných závorek.</text:p>
      <text:list xml:id="list153828523761855" text:continue-numbering="true" text:style-name="Heading_20_Tip">
        <text:list-item>
          <text:p text:style-name="P171">Tip</text:p>
        </text:list-item>
      </text:list>
      <text:p text:style-name="P107">Mezi jednotlivými chybami můžeme procházet pomocí klávesy <text:span text:style-name="Keystroke">F3</text:span> nebo  <text:span text:style-name="Keystroke">Shift</text:span><text:span text:style-name="Emphasis"> + </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okaždé, když chceme vytvořit a zobrazit nový řádek ve vzorci, je nutné zadat příkaz <text:span text:style-name="Code">newline</text:span>.</text:p>
      <text:p text:style-name="Definition_20_Term">Příklad</text:p>
      <text:p text:style-name="Text_20_body_20_indent"><text:span text:style-name="Code">x = 3<text:line-break/>y = 1</text:span><text:span text:style-name="T9"><text:line-break/></text:span>dává nesprávný výsledek<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dává správný výsledek<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V programu Math není možné vytvořit víceřádkový vzorec, pokud řádek končí znaménkem rovná se a chceme pokračovat ve výpočtu na novém řádku, aniž bychom dokončili výraz na pravé straně znaménka rovná se. Pokud požadujeme, aby měl vzorec s více řádky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me v části  <text:span text:style-name="T5"><text:bookmark-ref text:reference-format="text" text:ref-name="Chapter 4">Kapitola 4 - Přizpůsobení</text:bookmark-ref></text:span>.</text:p>
      <text:p text:style-name="Text_20_body">Mezery mezi prvky ve vzorci se ve značkovacím jazyce neurčují pomocí znaků mezery. Pokud chceme přidat mezery do vzorce, použijeme jednu z těchto možností:</text:p>
      <text:list xml:id="list153827719631160" text:continue-list="list153828998403880"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Text_20_body">Ve výchozím nastavení jsou všechny mezery na konci řádku ignorovány. Více informací nalezneme v <text:span text:style-name="T15"><text:bookmark-ref text:reference-format="text" text:ref-name="Chapter 4">kapitole 4 - Přizpůsobení</text:bookmark-ref></text:span>.</text:p>
      <text:h text:style-name="Heading_20_2" text:outline-level="3"><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47">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části <text:span text:style-name="T34"><text:bookmark-ref text:reference-format="text" text:ref-name="Appendix A">Dodatek A: Přehled příkazů</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programu Math sdělit, že jde o zlomek, pomocí příkazu <text:span text:style-name="Code">over</text:span>. U úplné derivace se příkaz <text:span text:style-name="Code">over</text:span> jkombinuje se znakem d a u parciální derivace s příkazem <text:span text:style-name="Code">partial</text:span>. Abychom obklopili prvek a vytvořili derivaci, použijeme závorky <text:span text:style-name="Code">{}</text:span>, jak ukazují následující příklady.</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Pokud chceme derivaci napsat pouze pomocí názvu funkce s čárkou, tak jak je to obvyklé ve školním zápisu, musíme nejprve jejich značky přidat do katalogu. Více informací se nachází v kapitole <text:span text:style-name="T8"><text:bookmark-ref text:reference-format="text" text:ref-name="Chapter 4">4 Přizpůsobení</text:bookmark-ref></text:span><text:span text:style-name="T8"><text:s/>.</text:span></text:p>
      <text:h text:style-name="Heading_20_2" text:outline-level="3"><text:bookmark-start text:name="__RefHeading__39056_314314075"/>Znaky značkovacího jazyka jako běžné znaky<text:bookmark-end text:name="__RefHeading__39056_314314075"/></text:h>
      <text:p text:style-name="Text_20_body">Znaky, které se používají jako ovládací prvky ve značkovacím jazyce, nelze zadat přímo jako normální znaky. Tyto znaky jsou: %, {, }, &amp;, |, _, ^ a ". Ve značkovacím jazyce například nelze zapsat <text:span text:style-name="Code">2% = 0.02</text:span> a očekávat, že se stejné znaky objeví ve vzorci. Toto omezení ve značkovacím jazyce překonáme jedním z těchto způsobů:</text:p>
      <text:list xml:id="list153827933579440" text:continue-list="list153827719631160" text:style-name="List_20_1">
        <text:list-item>
          <text:p text:style-name="P174">Znak označíme jako text pomocí dvojitých uvozovek na každé straně znaku, například <text:span text:style-name="Code">2"%"= 0.02</text:span> se objeví ve vzorci jako<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Tento způsob ovšem nelze použít pro samotný znak dvojitých uvozovek, viz níže „<text:span text:style-name="T58"><text:bookmark-ref text:reference-format="text" text:ref-name="__RefHeading__39058_314314075">Text ve vzorcích</text:bookmark-ref></text:span>”.</text:p>
        </text:list-item>
        <text:list-item>
          <text:p text:style-name="List_20_1">Přidáme znak do katalogu programu Math, například znak dvojité uvozovky.</text:p>
        </text:list-item>
        <text:list-item>
          <text:p text:style-name="P174">Použijeme příkazy; například <text:span text:style-name="Code">lbrace</text:span> a <text:span text:style-name="Code">rbrace</text:span> vytvoří složené závorky<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Dialogové okno Speciální znaky, používané v dalších modulech LibreOffice, není v Math dostupné. Pokud budeme v Math pravidelně vyžadovat speciální znaky, doporučuje se je přidat do katalogu Math. Více informací viz kapitola <text:span text:style-name="T63"><text:bookmark-ref text:reference-format="text" text:ref-name="Chapter 4">4 - Přizpůsobení</text:bookmark-ref></text:span><text:span text:style-name="T63"><text:s/>.</text:span></text:p>
      <text:h text:style-name="Heading_20_2" text:outline-level="3"><text:bookmark-start text:name="__RefHeading__39058_314314075"/>Texty ve vzorcích<text:bookmark-end text:name="__RefHeading__39058_314314075"/></text:h>
      <text:p text:style-name="P63">Pokud chceme do vzorce vložit text, uzavřeme jej do dvojitých uvozovek. Například <text:span text:style-name="Code">x " for " x &gt;= 0</text:span> vytvoří vzorec<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V textu jsou přípustné všechny znaky kromě dvojitých uvozovek. Pokud však potřebujeme v textu vzorce dvojité uvozovky, musíme text vytvořit pomocí uvozovek v LibreOffice Writer a poté zkopírovat a vložit text do editoru vzorců, jak je znázorněno na obrázku <text:span text:style-name="T60"><text:sequence-ref text:reference-format="value" text:ref-name="refFigure5">6</text:sequence-ref></text:span>.</text:p>
      <text:p text:style-name="Text_20_body">Ve vzorci bude text ve výchozím písmu, které bylo nastaveno v dialogovém okně Písma. Více informací o tom, jak změnit písma použitá ve vzorcích nalezneme v části „<text:span text:style-name="T61"><text:bookmark-ref text:reference-format="text" text:ref-name="__RefHeading__18195_270489466">Změna vzhledu vzorce</text:bookmark-ref></text:span>” na straně <text:span text:style-name="T60"><text:bookmark-ref text:reference-format="page" text:ref-name="__RefHeading__18195_270489466">23</text:bookmark-ref></text:span>.</text:p>
      <text:p text:style-name="Text_20_body"><text:soft-page-break/>Ve výchozím nastavení je text ve vzorcích zarovnán vlevo. Více informací o tom, jak změnit zarovnání textu nalezneme v části „<text:span text:style-name="T59"><text:bookmark-ref text:reference-format="text" text:ref-name="__RefHeading__18199_270489466">Úprava zarovnání vzorců</text:bookmark-ref></text:span>” na straně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Obrázek <text:sequence text:ref-name="refFigure5" text:name="Figure" text:formula="ooow:Figure+1" style:num-format="1">6</text:sequence>: <text:span text:style-name="T68">Příklad dvojitých uvozovek v textu ve vzorci</text:span></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102">Příklad</text:p>
      <text:p text:style-name="Text_20_body_20_indent">V editoru vzorců zadáme:</text:p>
      <text:p text:style-name="Text_20_body_20_indent"><text:span text:style-name="Code">"In " color blue bold "isosceles" "triangles, the base angles are equal"</text:span></text:p>
      <text:p text:style-name="P95">vytvoří následující text ve vzorci<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nemá příkaz pro zarovnání vzorců na konkrétní znak. K zarovnání vzorců na znak ovšem můžeme použít matici. Většinou se na znak zarovnává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o tom, jak upravit mezery ve vzorcích nalezneme v části „<text:span text:style-name="T69"><text:bookmark-ref text:reference-format="text" text:ref-name="__RefHeading__40349_314314075">Úprava rozestupů vzorců</text:bookmark-ref></text:span>” na straně <text:span text:style-name="T69"><text:bookmark-ref text:reference-format="page" text:ref-name="__RefHeading__40349_314314075">26</text:bookmark-ref></text:span><text:span text:style-name="T69"><text:s/>.</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Chceme-li změnit výchozí velikost písma pro již vložené vzorce v Math či jiném modulu LibreOffice:</text:p>
      <text:list xml:id="list153827796033527" text:continue-list="list153827861911820" text:style-name="Numbering_20_1">
        <text:list-item text:start-value="1">
          <text:p text:style-name="Numbering_20_1">V editoru vzorců klepneme na značkovací jazyk.</text:p>
        </text:list-item>
        <text:list-item>
          <text:p text:style-name="P182">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14516488" text:key1="equation editor"/>velikost písma<text:alphabetical-index-mark-end text:id="IMark114516488"/> pomocí číselníku <text:span text:style-name="Emphasis">Základní velikost</text:span> nebo do textového pole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Definition_20_Term">Příklad</text:p>
      <text:p text:style-name="P98">Výchozí velikost písma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Po změně velikosti písma na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Obrázek <text:sequence text:ref-name="refFigure6" text:name="Figure" text:formula="ooow:Figure+1" style:num-format="1">7</text:sequence>: Dialogové okno Velikosti písma</text:p></draw:text-box></draw:frame></text:p>
      <text:h text:style-name="Heading_20_3" text:outline-level="4"><text:bookmark-start text:name="__RefHeading__59077_1675482542"/>Výchozí velikost písma vzorce<text:bookmark-end text:name="__RefHeading__59077_1675482542"/></text:h>
      <text:p text:style-name="Text_20_body">Chceme-li změnit výchozí velikost písma použitého pro všechny vzorce v Math či jiném modulu LibreOffice:</text:p>
      <text:list xml:id="list153828663508528" text:continue-list="list153827796033527" text:style-name="Numbering_20_1">
        <text:list-item text:start-value="1">
          <text:p text:style-name="P182">Před vložením nějakého vzorce do dokumentu 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43602840" text:key1="equation editor"/>velikost písma<text:alphabetical-index-mark-end text:id="IMark143602840"/> pomocí číselníku nebo zadáme novou velikost písma v poli Základní velikost.</text:p>
        </text:list-item>
        <text:list-item>
          <text:p text:style-name="Numbering_20_1">Klikněme na tlačítko Výchozí a potvrdíme změnu základní velikosti písma. Všechny vzorce vytvořené od tohoto okamžiku budou používat novou základní velikost písma.</text:p>
        </text:list-item>
        <text:list-item>
          <text:p text:style-name="Numbering_20_1">Klepnutím na tlačítko OK uložíme změny a zavřeme dialogové okno Velikosti písma.</text:p>
        </text:list-item>
      </text:list>
      <text:list xml:id="list153829519200948" text:continue-list="list153828810486436" text:style-name="Heading_20_Note">
        <text:list-item>
          <text:p text:style-name="P152">Poznámka</text:p>
        </text:list-item>
      </text:list>
      <text:p text:style-name="P88">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153829058025182" text:continue-list="list153828523761855" text:style-name="Heading_20_Tip">
        <text:list-item>
          <text:p text:style-name="Heading_20_Tip"><text:soft-page-break/>Tip</text:p>
        </text:list-item>
      </text:list>
      <text:p text:style-name="Text_20_Note"><text:span text:style-name="T65">Existuje rozšíření „Formatting of all Math formulas”. To umožňuje změnit název písma a velikost písma pro všechny nebo jen pro vybrané vzorce v dokumentu. Můžeme si jej stáhnout ze <text:s/></text:span>stránky oficiálních rozšíření: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Dialogové okno Velikosti písma (obrázek <text:span text:style-name="T9"><text:sequence-ref text:reference-format="value" text:ref-name="refFigure6">7</text:sequence-ref></text:span>) určuje velikost písma pro vzorce. Vybereme základní velikost a všechny prvky vzorce se změní v měřítku k tomuto základu.</text:p>
      <text:list xml:id="list153827635070699" text:continue-list="list153827933579440"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153828159265942" text:continue-list="list153828417440982" text:style-name="List_20_2">
        <text:list-item>
          <text:p text:style-name="List_20_2"><text:span text:style-name="Emphasis">Text</text:span> – volba velikosti textu ve vzorci vzhledem k základní velikosti.</text:p>
        </text:list-item>
        <text:list-item>
          <text:p text:style-name="List_20_2"><text:span text:style-name="Emphasis">Indexy</text:span> – relativní velikost pro indexy ve vzorci v poměru k základní velikosti.</text:p>
        </text:list-item>
        <text:list-item>
          <text:p text:style-name="List_20_2"><text:span text:style-name="Emphasis">Funkce</text:span> – relativní velikost pro jména a ostatní prvky funkce ve vzorci v poměru k základní velikosti.</text:p>
        </text:list-item>
        <text:list-item>
          <text:p text:style-name="List_20_2"><text:span text:style-name="Emphasis">Operátory</text:span> – relativní velikost matematických operátorů ve vzorci v poměru k základní velikosti.</text:p>
        </text:list-item>
        <text:list-item>
          <text:p text:style-name="List_20_2"><text:span text:style-name="Emphasis">Meze</text:span> – relativní velikost pro meze ve vzorci v poměru k základní velikosti.</text:p>
        </text:list-item>
      </text:list>
      <text:list xml:id="list153827894339347" text:continue-list="list153827635070699" text:style-name="List_20_1">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Chceme-li změnit písma používaná pro současné vzorce v Math či jiném modulu LibreOffice:</text:p>
      <text:list xml:id="list153827841261031" text:continue-list="list153828663508528" text:style-name="Numbering_20_1">
        <text:list-item text:start-value="1">
          <text:p text:style-name="Numbering_20_1">V editoru vzorců klepneme na značkovací jazyk.</text:p>
        </text:list-item>
        <text:list-item>
          <text:p text:style-name="P182">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Obrázek <text:sequence text:ref-name="refFigure7" text:name="Figure" text:formula="ooow:Figure+1" style:num-format="1">8</text:sequence>: Dialogové okno Písma</text:p></draw:text-box></draw:frame></text:p>
      <text:h text:style-name="Heading_20_3" text:outline-level="4"><text:bookmark-start text:name="__RefHeading__17263_1314189033"/>Výchozí písmo vzorce<text:bookmark-end text:name="__RefHeading__17263_1314189033"/></text:h>
      <text:p text:style-name="Text_20_body">Chceme-li změnit výchozí písmo používané pro všechny vzorce v Math či jiném modulu LibreOffice:</text:p>
      <text:list xml:id="list153829494562929" text:continue-list="list153827841261031" text:style-name="Numbering_20_1">
        <text:list-item text:start-value="1">
          <text:p text:style-name="P182">Před vložením jakýchkoli vzorců do dokumentu 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153827907638911" text:continue-list="list153829519200948" text:style-name="Heading_20_Note">
        <text:list-item>
          <text:p text:style-name="P153">Poznámka</text:p>
        </text:list-item>
      </text:list>
      <text:p text:style-name="Text_20_Note">Pokud jsme již do dokumentu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4"><text:bookmark-start text:name="__RefHeading___Toc23721_290720014"/>Možnosti písma vzorce<text:bookmark-end text:name="__RefHeading___Toc23721_290720014"/></text:h>
      <text:p text:style-name="Text_20_body">Určuje písma, která lze použít pro prvky vzorců.</text:p>
      <text:list xml:id="list153827760415913" text:continue-list="list153827894339347" text:style-name="List_20_1">
        <text:list-item>
          <text:p text:style-name="List_20_1"><text:span text:style-name="Strong_20_Emphasis">Písma pro vzorce</text:span> – určuje písma použitá pro proměnné, funkce, čísla a vložený text, které tvoří prvky vzorce.</text:p>
        </text:list-item>
      </text:list>
      <text:list xml:id="list153828927104411" text:continue-list="list15382815926594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153828816741852" text:continue-list="list153827760415913" text:style-name="List_20_1">
        <text:list-item>
          <text:p text:style-name="P175"><text:span text:style-name="Strong_20_Emphasis">Vlastní písma</text:span> – v této sekci dialogového okna Písma se určují písma, která formátují ostatní textové komponenty ve vzorci (obrázek <text:span text:style-name="T37"><text:sequence-ref text:reference-format="value" text:ref-name="refFigure7">8</text:sequence-ref></text:span>). Dostupná jsou tři základní písma - patkové písmo, bezpatkové písmo a písmo s pevnou šířkou<text:soft-page-break/>. Pomocí tlačítka <text:span text:style-name="Strong_20_Emphasis">Změnit</text:span> lze do každého standardního nainstalovaného základního písma přidat další písma. K dispozici je libovolné písmo nainstalované v počítači.</text:p>
        </text:list-item>
      </text:list>
      <text:list xml:id="list153828578203465" text:continue-list="list153828927104411"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má být použito pro bezpatkový formát písma.</text:p>
        </text:list-item>
        <text:list-item>
          <text:p text:style-name="List_20_2"><text:span text:style-name="Emphasis">Pevná šířka</text:span> – určuje písmo, které má být použito pro písma s pevnou šířkou.</text:p>
        </text:list-item>
      </text:list>
      <text:list xml:id="list153829397830071" text:continue-list="list153828816741852" text:style-name="List_20_1">
        <text:list-item>
          <text:p text:style-name="List_20_1"><text:span text:style-name="Strong_20_Emphasis">Změnit</text:span> – klep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list xml:id="list153827598953732" text:continue-list="list153827907638911" text:style-name="Heading_20_Note">
        <text:list-item>
          <text:p text:style-name="P154">Poznámka</text:p>
        </text:list-item>
      </text:list>
      <text:p text:style-name="P86">Pokud je pro vzorec vybráno nové písmo, staré písmo zůstane v seznamu vedle nového a lze jej znovu vybrat.</text:p>
      <text:list xml:id="list153827815365988" text:continue-numbering="true" text:style-name="Heading_20_Note">
        <text:list-item>
          <text:p text:style-name="P154">Poznámka</text:p>
        </text:list-item>
      </text:list>
      <text:p text:style-name="P36">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Heading_20_2" text:outline-level="3"><text:bookmark-start text:name="__RefHeading__40349_314314075"/>Úprava rozestupů vzorců<text:bookmark-end text:name="__RefHeading__40349_314314075"/></text:h>
      <text:p text:style-name="P63">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Obrázek <text:sequence text:ref-name="refFigure8" text:name="Figure" text:formula="ooow:Figure+1" style:num-format="1">9</text:sequence>: Dialogové okno Rozestupy</text:p></draw:text-box></draw:frame></text:p>
      <text:h text:style-name="Heading_20_3" text:outline-level="4"><text:bookmark-start text:name="__RefHeading__18171_105502877"/>Současné rozestupy vzorců<text:bookmark-end text:name="__RefHeading__18171_105502877"/></text:h>
      <text:p text:style-name="Text_20_body">Chceme-li změnit rozestupy vzorce v Math či jiném modulu LibreOffice:</text:p>
      <text:list xml:id="list153828382961197" text:continue-list="list153829494562929" text:style-name="Numbering_20_1">
        <text:list-item text:start-value="1">
          <text:p text:style-name="Numbering_20_1">V editoru vzorců klepneme na značkovací jazyk.</text:p>
        </text:list-item>
        <text:list-item>
          <text:p text:style-name="P182">Přejdeme v hlavní nabídce na <text:span text:style-name="Strong_20_Emphasis">Formát &gt; Rozestupy</text:span> a otevřeme dialogové okno Rozestupy (obrázek <text:span text:style-name="T38"><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Zadáme novou hodnotu v kategorii a klep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4"><text:bookmark-start text:name="__RefHeading__18173_105502877"/><text:soft-page-break/>Výchozí rozestupy vzorců<text:bookmark-end text:name="__RefHeading__18173_105502877"/></text:h>
      <text:p text:style-name="Text_20_body">Chceme-li změnit výchozí rozestupy používané pro všechny vzorce v Math nebo jiném modulu LibreOffice:</text:p>
      <text:list xml:id="list153828053776767" text:continue-list="list153828382961197" text:style-name="Numbering_20_1">
        <text:list-item text:start-value="1">
          <text:p text:style-name="P182">Před vložením jakýchkoli vzorců do dokumentu přejdeme v na hlavním nabídce na <text:span text:style-name="Strong_20_Emphasis">Formát &gt; Rozestupy</text:span>  a otevřeme dialogové okno Rozestupy (obrázek <text:span text:style-name="T16"><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153828689984084" text:continue-list="list153827815365988" text:style-name="Heading_20_Note">
        <text:list-item>
          <text:p text:style-name="P155">Poznámka</text:p>
        </text:list-item>
      </text:list>
      <text:p text:style-name="Text_20_Note">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Heading_20_3" text:outline-level="4"><text:bookmark-start text:name="__RefHeading___Toc23723_290720014"/>Možnosti rozestupů<text:bookmark-end text:name="__RefHeading___Toc23723_290720014"/></text:h>
      <text:p text:style-name="P63">Pomocí Kategorie v dialogovém okně Rozestupy (obrázek <text:span text:style-name="T6"><text:sequence-ref text:reference-format="value" text:ref-name="refFigure8">9</text:sequence-ref></text:span>) určíme prvek vzorce, pro který chceme nastavit rozestupy. Vzhled dialogu závisí na vybrané kategorii. Okno náhledu ukazuje, které mezery se prostřednictvím příslušných polí upraví.</text:p>
      <text:list xml:id="list153828603271511" text:continue-list="list153829397830071" text:style-name="List_20_1">
        <text:list-item>
          <text:p text:style-name="List_20_1"><text:span text:style-name="Strong_20_Emphasis">Kategorie</text:span> – stisknutím tohoto tlačítka můžeme vybrat kategorii, pro kterou chceme změnit rozestupy.</text:p>
        </text:list-item>
        <text:list-item>
          <text:p text:style-name="List_20_1"><text:span text:style-name="Strong_20_Emphasis">Rozestupy</text:span> – definuje mezery mezi proměnnými a operátory, mezi řádky a mezi odmocninou a argumentem.</text:p>
        </text:list-item>
      </text:list>
      <text:list xml:id="list153829164095137" text:continue-list="list153828578203465" text:style-name="List_20_2">
        <text:list-item>
          <text:p text:style-name="List_20_2"><text:span text:style-name="Emphasis">Řádkování</text:span> – určuje rozestupy mezi řádky.</text:p>
        </text:list-item>
        <text:list-item>
          <text:p text:style-name="List_20_2"><text:span text:style-name="Emphasis">Rozestup pod odmocninou</text:span> – určuje vzdálenost mezi znakem odmocniny a argumentem.</text:p>
        </text:list-item>
      </text:list>
      <text:list xml:id="list153829335149237" text:continue-list="list153828603271511" text:style-name="List_20_1">
        <text:list-item>
          <text:p text:style-name="List_20_1"><text:span text:style-name="Strong_20_Emphasis">Indexy</text:span> – definuje mezery pro horní a dolní indexy.</text:p>
        </text:list-item>
      </text:list>
      <text:list xml:id="list153828366244564" text:continue-list="list153829164095137"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153827535433831" text:continue-list="list153829335149237" text:style-name="List_20_1">
        <text:list-item>
          <text:p text:style-name="List_20_1"><text:span text:style-name="Strong_20_Emphasis">Zlomky</text:span> – určuje vzdálenost mezi zlomkovou čárou a čitatelem nebo jmenovatelem.</text:p>
        </text:list-item>
      </text:list>
      <text:list xml:id="list153828935173191" text:continue-list="list153828366244564"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153828197391260" text:continue-list="list153827535433831" text:style-name="List_20_1">
        <text:list-item>
          <text:p text:style-name="List_20_1"><text:span text:style-name="Strong_20_Emphasis">Zlomkové čáry</text:span> – určuje přesah a tloušťku zlomkové čáry.</text:p>
        </text:list-item>
      </text:list>
      <text:list xml:id="list153827891731365" text:continue-list="list15382893517319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153829314421085" text:continue-list="list153828197391260" text:style-name="List_20_1">
        <text:list-item>
          <text:p text:style-name="List_20_1"><text:span text:style-name="Strong_20_Emphasis">Meze</text:span> – určuje vzdálenost mezi symbolem sumy a mezemi.</text:p>
        </text:list-item>
      </text:list>
      <text:list xml:id="list153829323427360" text:continue-list="list153827891731365" text:style-name="List_20_2">
        <text:list-item>
          <text:p text:style-name="List_20_2"><text:span text:style-name="Emphasis">Horní mez</text:span> – určuje vzdálenost mezi symbolem sumy a horní mezí.</text:p>
        </text:list-item>
        <text:list-item>
          <text:p text:style-name="List_20_2"><text:span text:style-name="Emphasis">Dolní mez</text:span> – určuje vzdálenost mezi symbolem sumy a dolní mezí.</text:p>
        </text:list-item>
      </text:list>
      <text:list xml:id="list153829272953673" text:continue-list="list153829314421085" text:style-name="List_20_1">
        <text:list-item>
          <text:p text:style-name="List_20_1"><text:span text:style-name="Strong_20_Emphasis">Závorky</text:span> – určuje vzdálenost mezi závorkami a obsahem.</text:p>
        </text:list-item>
      </text:list>
      <text:list xml:id="list153827949695579" text:continue-list="list153829323427360"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oft-page-break/><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me, tím větší bude svislá vzdálenost mezi obsahem a horním koncem závorky. Toto pole lze použít jen ve spojení s volbou Zvětšovat všechny závorky.</text:p>
        </text:list-item>
      </text:list>
      <text:list xml:id="list153828434377939" text:continue-list="list153829272953673" text:style-name="List_20_1">
        <text:list-item>
          <text:p text:style-name="List_20_1"><text:span text:style-name="Strong_20_Emphasis">Matice</text:span> – určuje relativní vzdálenosti mezi prvky matice.</text:p>
        </text:list-item>
      </text:list>
      <text:list xml:id="list153828730606342" text:continue-list="list153827949695579"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153828983069572" text:continue-list="list153828434377939" text:style-name="List_20_1">
        <text:list-item>
          <text:p text:style-name="List_20_1"><text:span text:style-name="Strong_20_Emphasis">Symboly</text:span> – určuje vzdálenost symbolů od proměnných.</text:p>
        </text:list-item>
      </text:list>
      <text:list xml:id="list153828041263445" text:continue-list="list153828730606342"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153827733781353" text:continue-list="list153828983069572" text:style-name="List_20_1">
        <text:list-item>
          <text:p text:style-name="List_20_1"><text:span text:style-name="Strong_20_Emphasis">Operátory</text:span> – určuje vzdálenosti mezi operátory a proměnnými nebo čísly.</text:p>
        </text:list-item>
      </text:list>
      <text:list xml:id="list153829619936562" text:continue-list="list153828041263445"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153828535155566" text:continue-list="list153827733781353" text:style-name="List_20_1">
        <text:list-item>
          <text:p text:style-name="List_20_1"><text:span text:style-name="Strong_20_Emphasis">Ohraničení</text:span> – přidá ke vzorci ohraničení. Tato volba je zvláště užitečná, pokud chceme integrovat vzorec do textového souboru v aplikaci Writer. Při nastavení musíme dát pozor, abychom nenastavili velikost 0, jelikož to způsobuje problémy se zobrazením textu, který obtéká vzorec.</text:p>
        </text:list-item>
      </text:list>
      <text:list xml:id="list153828960505283" text:continue-list="list153829619936562" text:style-name="List_20_2">
        <text:list-item>
          <text:p text:style-name="List_20_2"><text:span text:style-name="Emphasis">Vlevo</text:span> – levé ohraničení mezi vzorcem a pozadím.</text:p>
        </text:list-item>
        <text:list-item>
          <text:p text:style-name="List_20_2"><text:span text:style-name="Emphasis">Vpravo</text:span> – pravé ohraničení mezi vzorcem a pozadím.</text:p>
        </text:list-item>
        <text:list-item>
          <text:p text:style-name="List_20_2"><text:span text:style-name="Emphasis">Nahoře</text:span> – horní ohraničení mezi vzorcem a pozadím.</text:p>
        </text:list-item>
        <text:list-item>
          <text:p text:style-name="List_20_2"><text:span text:style-name="Emphasis">Dole</text:span> – spodní ohraničení mezi vzorcem a pozadím.</text:p>
        </text:list-item>
      </text:list>
      <text:list xml:id="list153829084651289" text:continue-list="list153828535155566"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změn se zobrazí dialog pro potvrzení.</text:p>
        </text:list-item>
      </text:list>
      <text:h text:style-name="Heading_20_2" text:outline-level="3"><text:bookmark-start text:name="__RefHeading__18199_270489466"/>Úprava zarovnání vzorců<text:bookmark-end text:name="__RefHeading__18199_270489466"/></text:h>
      <text:p text:style-name="P52">Nastavení zarovnání určuje, jak se prvky vzorců umístěné nad sebou vzájemně vodorovně zarovnají.</text:p>
      <text:list xml:id="list153827984419563" text:continue-list="list153828689984084" text:style-name="Heading_20_Note">
        <text:list-item>
          <text:p text:style-name="P156">Poznámka</text:p>
        </text:list-item>
      </text:list>
      <text:p text:style-name="Text_20_Note">Není možné zarovnat vzorce na konkrétní znak a zarovnání vzorců se nevztahuje na textové prvky. Textové prvky jsou vždy zarovnány doleva.</text:p>
      <text:list xml:id="list153828155394516" text:continue-numbering="true" text:style-name="Heading_20_Note">
        <text:list-item>
          <text:p text:style-name="P156">Poznámka</text:p>
        </text:list-item>
      </text:list>
      <text:p text:style-name="P36">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Heading_20_3" text:outline-level="4"><text:bookmark-start text:name="__RefHeading___Toc23725_290720014"/>Současné zarovnání vzorců<text:bookmark-end text:name="__RefHeading___Toc23725_290720014"/></text:h>
      <text:p text:style-name="Text_20_body">Chceme-li změnit zarovnání použité pro aktuální vzorec v Math nebo jiném modulu LibreOffice:</text:p>
      <text:list xml:id="list153828079319990" text:continue-list="list153828053776767" text:style-name="Numbering_20_1">
        <text:list-item text:start-value="1">
          <text:p text:style-name="Numbering_20_1">V editoru vzorců klepneme na značkovací jazyk.</text:p>
        </text:list-item>
        <text:list-item>
          <text:p text:style-name="P182"><text:soft-page-break/>Přejdeme v hlavní nabídce na <text:span text:style-name="Strong_20_Emphasis">Formát &gt; Zarovnání</text:span> a otevřeme dialogové okno Zarovnání (obrázek <text:span text:style-name="T38"><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Obrázek <text:sequence text:ref-name="refFigure9" text:name="Figure" text:formula="ooow:Figure+1" style:num-format="1">10</text:sequence>: Dialogové okno Zarovnání</text:p></draw:text-box></draw:frame></text:p>
      <text:h text:style-name="Heading_20_3" text:outline-level="4"><text:bookmark-start text:name="__RefHeading__18179_105502877"/>Výchozí zarovnání vzorců<text:bookmark-end text:name="__RefHeading__18179_105502877"/></text:h>
      <text:p text:style-name="Text_20_body">Chceme-li změnit výchozí zarovnání používané pro všechny vzorce v Math nebo jiném modulu LibreOffice:</text:p>
      <text:list xml:id="list153828571724996" text:continue-list="list153828079319990" text:style-name="Numbering_20_1">
        <text:list-item text:start-value="1">
          <text:p text:style-name="P182">Před vložením jakýchkoli vzorců do dokumentu přejdeme v hlavní nabídce na <text:span text:style-name="Strong_20_Emphasis">Formát &gt; Zarovnání</text:span> a otevřeme dialogové okno Zarovnání (obrázek <text:span text:style-name="T16"><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153828053600786" text:continue-list="list153828155394516" text:style-name="Heading_20_Note">
        <text:list-item>
          <text:p text:style-name="P157">Poznámka</text:p>
        </text:list-item>
      </text:list>
      <text:p text:style-name="P36">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Barva znaků ve vzorci se mění pomocí příkazu color. Tento příkaz pracuje pouze s prvkem vzorce bezprostředně za názvem barvy. Zadáme například ve značkovacím jazyce <text:span text:style-name="Code">color red ABC 5 times 4</text:span><text:span text:style-name="T66"> a dostaneme výsledek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Chceme-li změnit barvu celého vzorce, musíme uzavřít celý vzorec do závorek. Například zadáním  <text:span text:style-name="Code">color red {ABC 5 times 4}</text:span> dostaneme výsledek<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Více informací o příkazech pro barvy nalezneme v dodatku A: Přehled příkazů.</text:p>
      <text:h text:style-name="P141" text:outline-level="4"><text:bookmark-start text:name="__RefHeading___Toc23729_290720014"/>Barva pozadí<text:bookmark-end text:name="__RefHeading___Toc23729_290720014"/></text:h>
      <text:p text:style-name="Text_20_body">V LibreOffice Math není možné vybrat barvu pozadí vzorců. Barva pozadí pro vzorec je standardně barva jako dokument nebo rámec, do kterého byl vzorec vložen. Nicméně v <text:span text:style-name="Emphasis">dokumentech LibreOffice</text:span> můžeme pro změnu <text:soft-page-break/>barvy pozadí vzorce použít vlastnosti objektu. Další informace o použití barvy pozadí (výplň oblasti objektu) se vzorcem nalezneme v uživatelských příručkách pro programy Writer, Calc, Draw a Impress.</text:p>
      <text:h text:style-name="Heading_20_1" text:outline-level="2"><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53">K vytváření vzorců a vytváření knihovny vzorců můžeme použít LibreOffice Math, Writer, Calc, Draw nebo Impress.</text:p>
      <text:h text:style-name="P135" text:outline-level="3"><text:bookmark-start text:name="__RefHeading__20863_356159161"/>Použití programu Math<text:bookmark-end text:name="__RefHeading__20863_356159161"/></text:h>
      <text:list xml:id="list153829198221065" text:continue-list="list153828571724996" text:style-name="Numbering_20_1">
        <text:list-item text:start-value="1">
          <text:p text:style-name="Numbering_20_1">V počítači vytvoříme složku, která bude obsahovat vzorce, a pojmenujeme ji, například Knihovna vzorců.</text:p>
        </text:list-item>
        <text:list-item>
          <text:p text:style-name="Numbering_20_1">V LibreOffice zvolíme v hlavní nabídce <text:span text:style-name="Strong_20_Emphasis">Soubor &gt; Nový &gt; Vzorec</text:span> nebo klepneme na <text:span text:style-name="Strong_20_Emphasis">Vzorec</text:span> na úvodní obrazovce a vytvoříme vzorec v editoru vzorců. Více informací se nachází v části „<text:span text:style-name="T70"><text:bookmark-ref text:reference-format="text" text:ref-name="__RefHeading__36324_314314075">Vzorce jako samostatné dokumenty nebo soubory</text:bookmark-ref></text:span>” na straně <text:span text:style-name="T70"><text:bookmark-ref text:reference-format="page" text:ref-name="__RefHeading__36324_314314075">10</text:bookmark-ref></text:span><text:span text:style-name="T70"><text:s/>.</text:span></text:p>
        </text:list-item>
        <text:list-item>
          <text:p text:style-name="Numbering_20_1">V hlavní nabídce zvolíme <text:span text:style-name="Strong_20_Emphasis">Soubor &gt; Uložit jako</text:span> nebo použijeme klávesovou zkratku <text:span text:style-name="Keystroke">Ctrl</text:span> + <text:span text:style-name="Keystroke">Shift</text:span> + <text:span text:style-name="Keystroke">S</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Numbering_20_1">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3"><text:bookmark-start text:name="__RefHeading__20865_356159161"/>Použití programů Writer, Calc, Draw nebo Impress<text:bookmark-end text:name="__RefHeading__20865_356159161"/></text:h>
      <text:list xml:id="list153828162597381" text:continue-list="list153829198221065" text:style-name="Numbering_20_1">
        <text:list-item text:start-value="1">
          <text:p text:style-name="Numbering_20_1">V počítači vytvoříme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70"><text:bookmark-ref text:reference-format="text" text:ref-name="__RefHeading__31100_829629078">Vzorce v dokumentech aplikace LibreOffice</text:bookmark-ref></text:span>” na straně <text:span text:style-name="T70"><text:bookmark-ref text:reference-format="page" text:ref-name="__RefHeading__31100_829629078">11</text:bookmark-ref></text:span><text:span text:style-name="T70"><text:s/>.</text:span></text:p>
        </text:list-item>
        <text:list-item>
          <text:p text:style-name="Numbering_20_1">Klepneme pravým tlačítkem myši na objekt vzorce,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P183">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P183">Klepnutím na <text:span text:style-name="Strong_20_Emphasis">Uložit</text:span> uložíme změny a zavřeme dialogové okno Uložit jako.</text:p>
        </text:list-item>
      </text:list>
      <text:h text:style-name="Heading_20_2" text:outline-level="3"><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153828018216932" text:continue-list="list153828162597381" text:style-name="Numbering_20_1">
        <text:list-item text:start-value="1">
          <text:p text:style-name="Numbering_20_1">Otevřeme dokument pomocí programu Writer, Calc, Draw nebo Impress.</text:p>
        </text:list-item>
        <text:list-item>
          <text:p text:style-name="Numbering_20_1"><text:soft-page-break/>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 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 .</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programu Math</text:user-defined></text:p>
      <text:h text:style-name="Title" text:outline-level="1"><text:bookmark-start text:name="Chapter 2"/><text:bookmark-start text:name="__RefHeading__1942_3143140754167"/>Kapitola 2 <text:line-break/>Vzorce v programu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Pokud je vzorec vložen do dokumentu, LibreOffice Writer vloží vzorec do rámce a považuje vzorec za objekt OLE. Poklepáním na vložený vzorec otevřeme editor vzorců v LibreOffice Math, který nám umožní upravit vzorec. Další informace o vytváření a úpravách vzorců nalezneme v  <text:bookmark-ref text:reference-format="text" text:ref-name="Chapter 1">kapitole 1 - Vytváření a úpravy vzorců</text:bookmark-ref>.</text:p>
      <text:p text:style-name="Text_20_body">Tato kapitola vysvětluje, jaké možnosti můžeme změnit pro každý jednotlivý vzorec v dokumentu Writer. Informace o tom, jak změnit výchozí nastavení stylů rámců pro objekty OLE, najdeme v kapitolách o stylech ve <text:span text:style-name="Emphasis">Writer Guide</text:span>.</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LibreOffice Writer. Nejjednodušší způsob, jak přidat číslované vzorce v řadě, je použít položku automatického textu <text:span text:style-name="Strong_20_Emphasis">fn</text:span> (pro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Smažeme ukázkový vzorec a vložíme do levého sloupce vzorec jako objekt. Více informací o vkládání vzorců nalezneme v <text:bookmark-ref text:reference-format="text" text:ref-name="Chapter 1">kapitole 1 - Vytváření a úpravy vzorců</text:bookmark-ref><text:s/>.</text:p>
        </text:list-item>
        <text:list-item>
          <text:p text:style-name="Numbering_20_1">Případně můžeme nejprve vložit vzorec do dokumentu, poté provést výše uvedené kroky 1 a 2 a nahradit ukázkový vzorec konečným vzorcem.</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Obrázek <text:sequence text:ref-name="refFigure10" text:name="Figure" text:formula="ooow:Figure+1" style:num-format="1">11</text:sequence>: Dialogové okno Pole – stránka Křížové odkazy</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V dokumentu umístíme kurzor na místo, kde chceme vložit křížový odkaz.</text:p>
        </text:list-item>
        <text:list-item>
          <text:p text:style-name="P184">V hlavní nabídce zvolíme <text:span text:style-name="Strong_20_Emphasis">Vložit &gt; Křížový odkaz</text:span> a otevřeme dialogové okno Pole (obrázek <text:span text:style-name="T39"><text:sequence-ref text:reference-format="value" text:ref-name="refFigure10">11</text:sequence-ref></text:span>).</text:p>
        </text:list-item>
        <text:list-item>
          <text:p text:style-name="Numbering_20_1">Klepneme na kartu <text:span text:style-name="Strong_20_Emphasis">Křížové odkazy</text:span> a poté vybereme <text:span text:style-name="Emphasis">Text</text:span> v sekci <text:span text:style-name="Strong_20_Emphasis">Typ</text:span>.</text:p>
        </text:list-item>
        <text:list-item>
          <text:p text:style-name="Numbering_20_1">V sekci <text:span text:style-name="Strong_20_Emphasis">Výběr</text:span> vybereme číslo vzorce, na který chceme odkazovat.</text:p>
        </text:list-item>
        <text:list-item>
          <text:p text:style-name="Numbering_20_1">V sekci <text:span text:style-name="Strong_20_Emphasis">Vložit odkaz na</text:span> vybereme <text:span text:style-name="Emphasis">Odkaz</text:span> a klepneme na <text:span text:style-name="Strong_20_Emphasis">Vložit</text:span>.</text:p>
        </text:list-item>
        <text:list-item>
          <text:p text:style-name="Numbering_20_1">Po vytvoření křížových odkazů zavřeme dialogové okno Pole klepnutím na <text:span text:style-name="Strong_20_Emphasis">Zavřít</text:span>.</text:p>
        </text:list-item>
      </text:list>
      <text:list xml:id="list153829301723139" text:continue-list="list153829058025182" text:style-name="Heading_20_Tip">
        <text:list-item>
          <text:p text:style-name="P172">Tip</text:p>
        </text:list-item>
      </text:list>
      <text:p text:style-name="P77">Chceme-li vložit křížové referenční číslo bez závorek, vybereme <text:span text:style-name="Emphasis">Číslování</text:span> místo <text:span text:style-name="Emphasis">Odkaz</text:span> v sekci <text:span text:style-name="Strong_20_Emphasis">Vložit odkaz na</text:span>.</text:p>
      <text:list xml:id="list153827536403522" text:continue-list="list153828053600786" text:style-name="Heading_20_Note">
        <text:list-item>
          <text:p text:style-name="P158">Poznámka</text:p>
        </text:list-item>
      </text:list>
      <text:p text:style-name="P38">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Heading_20_1" text:outline-level="2"><text:bookmark-start text:name="__RefHeading__43953_666340315"/>Ukotvení vzorců<text:bookmark-end text:name="__RefHeading__43953_666340315"/></text:h>
      <text:p text:style-name="Text_20_body">Když je vzorec vložen do dokumentu, je považován za objekt v rámci aplikace Writer a jeho výchozí ukotvení v odstavci je <text:span text:style-name="Strong_20_Emphasis">Ke znaku</text:span>. Chceme-li změnit ukotvení objektu vzorce:</text:p>
      <text:list xml:id="list153827899830348" text:continue-list="list153828127231382" text:style-name="Numbering_20_1">
        <text:list-item text:start-value="1">
          <text:p text:style-name="Numbering_20_1"><text:soft-page-break/>Klepneme pravým tlačítkem myši na vybraný objekt vzorce a v místní nabídce vybereme možnost Ukotvit.</text:p>
        </text:list-item>
        <text:list-item>
          <text:p text:style-name="Numbering_20_1">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Obrázek <text:sequence text:ref-name="refFigure11" text:name="Figure" text:formula="ooow:Figure+1" style:num-format="1">12</text:sequence>: Dialogové okno Objekt – <text:span text:style-name="T77">karta</text:span> Typ s možnostmi ukotvení</text:p></draw:text-box></draw:frame></text:p>
      <text:list xml:id="list153828622031785" text:continue-numbering="true" text:style-name="Numbering_20_1">
        <text:list-item>
          <text:p text:style-name="P184">Případně klepneme pravým tlačítkem myši na zvolený objekt vzorce a zvolíme z místní nabídky <text:span text:style-name="Strong_20_Emphasis">Vlastnosti</text:span> nebo v hlavní nabídc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novou pozici ukotvení v sekci <text:span text:style-name="Emphasis">Ukotvení</text:span>.</text:p>
        </text:list-item>
        <text:list-item>
          <text:p text:style-name="Numbering_20_1">Klepnutím na <text:span text:style-name="Strong_20_Emphasis">OK</text:span> uložíme změny a zavřeme dialogové okno Objekt.</text:p>
        </text:list-item>
      </text:list>
      <text:list xml:id="list153829647787948" text:continue-list="list153827536403522" text:style-name="Heading_20_Note">
        <text:list-item>
          <text:p text:style-name="P159">Poznámka</text:p>
        </text:list-item>
      </text:list>
      <text:p text:style-name="P78">Možnosti kotvení nejsou v dialogovém okně Objekt k dispozici, pokud provádíme změny různých možností dostupných pro styly rámce. Další informace o tom, jak upravit styly rámců, najdeme v kapitolách o stylech v příručce <text:span text:style-name="Emphasis">Writer Guide</text:span>.</text:p>
      <text:h text:style-name="Heading_20_1" text:outline-level="2"><text:bookmark-start text:name="__RefHeading__43955_666340315"/>Svislé zarovnání<text:bookmark-end text:name="__RefHeading__43955_666340315"/></text:h>
      <text:p text:style-name="Text_20_body">Běžné výchozí nastavení svislého zarovnání pro objekty vzorce používá jako referenci základní linii textu. Toto výchozí nastavení lze změnit úpravou stylu rámců vzorců, další informace nalezneme v kapitolách o stylech ve <text:span text:style-name="Emphasis">Writer Guide</text:span>.</text:p>
      <text:p text:style-name="Text_20_body">Chceme-li změnit svislé zarovnání jednotlivého objektu vzorce:</text:p>
      <text:list xml:id="list153827563282877" text:continue-list="list153828622031785" text:style-name="Numbering_20_1">
        <text:list-item text:start-value="1">
          <text:p text:style-name="P184">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v sekci <text:span text:style-name="Emphasis">Umístění</text:span> novou pozici umístění. Dostupné možnosti svislého zarovnání jsou <text:span text:style-name="Strong_20_Emphasis">Nahoře</text:span>, <text:span text:style-name="Strong_20_Emphasis">Dole</text:span>, <text:span text:style-name="Strong_20_Emphasis">Na střed</text:span> nebo <text:span text:style-name="Strong_20_Emphasis">Zdola</text:span>.</text:p>
        </text:list-item>
        <text:list-item>
          <text:p text:style-name="Numbering_20_1"><text:soft-page-break/>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V rozevíracím seznamu v sekci <text:span text:style-name="Emphasis">Umístění</text:span> vybereme typ zarovnání textu. Dostupné možnosti zarovnání textu jsou <text:span text:style-name="Strong_20_Emphasis">Základní čára</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153827561045107" text:continue-list="list153829647787948" text:style-name="Heading_20_Note">
        <text:list-item>
          <text:p text:style-name="P160">Poznámka</text:p>
        </text:list-item>
      </text:list>
      <text:p text:style-name="P79">Pokud je v dialogovém okně Objekt sekce <text:span text:style-name="Emphasis">Umístění</text:span> zašedlá a nedostupná, v hlavní nabídce Nástroje &gt; Možnosti &gt; LibreOffice Writer &gt; Pomůcky pro formátování vypneme volbu <text:span text:style-name="Emphasis">Zarovnání účaří matematiky</text:span>. Toto nastavení se uloží spolu s dokumentem a vztahuje se na všechny vzorce, které se v něm nacházejí. Veškeré nově vytvořené dokumenty budou také používat nastavení <text:span text:style-name="Emphasis">Zarovnání účaří matematiky</text:span>.</text:p>
      <text:h text:style-name="Heading_20_1" text:outline-level="2"><text:bookmark-start text:name="__RefHeading__43957_666340315"/>Mezery mezi objekty<text:bookmark-end text:name="__RefHeading__43957_666340315"/></text:h>
      <text:p text:style-name="Text_20_body">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Writer Guide</text:span>.</text:p>
      <text:p text:style-name="Text_20_body">Mezery pro každý objekt vzorce v dokumentu můžeme individuálně upravit takto:</text:p>
      <text:list xml:id="list153828955020015" text:continue-list="list153827563282877" text:style-name="Numbering_20_1">
        <text:list-item text:start-value="1">
          <text:p text:style-name="Numbering_20_1">Vytvoříme vzorec v dokumentu programu Writer.</text:p>
        </text:list-item>
        <text:list-item>
          <text:p text:style-name="P185">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tékání textu</text:span> a otevřeme stránku Obtékání textu (obrázek <text:span text:style-name="T48"><text:sequence-ref text:reference-format="value" text:ref-name="refFigure12">13</text:sequence-ref></text:span>).</text:p>
        </text:list-item>
        <text:list-item>
          <text:p text:style-name="P186">V sekci <text:span text:style-name="Strong_20_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P186">Klepnutím na <text:span text:style-name="Strong_20_Emphasis">OK</text:span> uložíme změny a zavřeme dialogové okno Objekt.</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Obrázek <text:sequence text:ref-name="refFigure12" text:name="Figure" text:formula="ooow:Figure+1" style:num-format="1">13</text:sequence>: Dialogové okno Objekt – karta Obtékání textu</text:p></draw:text-box></draw:frame></text:p>
      <text:h text:style-name="Heading_20_1"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Proto se doporučuje, aby se usnadnilo čtení velkých vzorců, vždy vkládat velké vzorce do samostatného odstavce tak, aby byl oddělen od textu.</text:p>
      <text:p text:style-name="Text_20_body">Pokud je však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 stejný vzorec vložený do řádku textu ve formátu textového režimu:<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153829301195615" text:continue-list="list153827561045107" text:style-name="Heading_20_Note">
        <text:list-item>
          <text:p text:style-name="P160"><text:soft-page-break/>Poznámka</text:p>
        </text:list-item>
      </text:list>
      <text:p text:style-name="P39">Velikost rámce, do kterého je vzorec vložen při vložení do dokumentu, nelze změnit. Velikost rámce pro objekt vzorců závisí na nastavení velikosti písma vzorců, další informace viz <text:span text:style-name="Emphasis">Kapitola 1 - Vytváření a úpravy vzorců</text:span>.</text:p>
      <text:h text:style-name="Heading_20_2" text:outline-level="3"><text:bookmark-start text:name="__RefHeading__43959_666340315"/>Pozadí<text:bookmark-end text:name="__RefHeading__43959_666340315"/></text:h>
      <text:list xml:id="list153828382634205" text:continue-list="list153828955020015" text:style-name="Numbering_20_1">
        <text:list-item text:start-value="1">
          <text:p text:style-name="Numbering_20_1">V dokumentu vybereme vzorec, u kterého chceme změnit pozad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last</text:span> a pomocí tlačítek vybereme typ výplně, kterou chceme použít pro vzorec <text:span text:style-name="Emphasis"/> (obrázek <text:span text:style-name="T4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Obrázek <text:sequence text:ref-name="refFigure13" text:name="Figure" text:formula="ooow:Figure+1" style:num-format="1">14</text:sequence>: Dialogové okno Objekt – karta Oblast</text:p></draw:text-box></draw:frame></text:p>
      <text:h text:style-name="Heading_20_2" text:outline-level="3"><text:bookmark-start text:name="__RefHeading__21214_1542381791"/>Ohraničení<text:bookmark-end text:name="__RefHeading__21214_1542381791"/></text:h>
      <text:list xml:id="list153828709255439" text:continue-list="list153828382634205" text:style-name="Numbering_20_1">
        <text:list-item text:start-value="1">
          <text:p text:style-name="Numbering_20_1">V dokumentu vybereme vzorec, u kterého chceme změnit ohraničen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Strong_20_Emphasis">Ohraničení</text:span> a vybereme možnosti, které chceme použít pro ohraničení vzorců (obrázek <text:span text:style-name="T72"><text:sequence-ref text:reference-format="value" text:ref-name="refFigure14">15</text:sequence-ref></text:span>).</text:p>
        </text:list-item>
        <text:list-item>
          <text:p text:style-name="Numbering_20_1">Klepnutím na <text:span text:style-name="Strong_20_Emphasis">OK</text:span> uložíme změny a zavřeme dialogové okno Objekt.</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Obrázek <text:sequence text:ref-name="refFigure14" text:name="Figure" text:formula="ooow:Figure+1" style:num-format="1">15</text:sequence>: Dialogové okno Objekt – karta Ohraničení</text:p></draw:text-box></draw:frame></text:p>
      <text:h text:style-name="Heading_20_1" text:outline-level="2"><text:bookmark-start text:name="__RefHeading__25427_144202065"/>Rychlé vkládání vzorců<text:bookmark-end text:name="__RefHeading__25427_144202065"/></text:h>
      <text:p text:style-name="Text_20_body">Chceme-li rychle vložit vzorec do dokumentu Writer bez otevření editoru vzorců a známe značkovací jazyk:</text:p>
      <text:list xml:id="list153828128720835" text:continue-list="list153828709255439" text:style-name="Numbering_20_1">
        <text:list-item text:start-value="1">
          <text:p text:style-name="Numbering_20_1">Zadáme značkovací jazyk vzorců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3"/><text:bookmark-start text:name="__RefHeading__1942_3143140754168"/>Kapitola <text:span text:style-name="T71">3<text:line-break/>Vzorce v Calc, Impress a Draw</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V programech Calc, Draw a Impress jsou vzorce vloženy jako objekty OLE bez pozadí (výplň oblasti) nebo ohraničení. Více informací o vkládání vzorců nalezneme v  <text:span text:style-name="T41"><text:bookmark-ref text:reference-format="text" text:ref-name="Chapter 1">kapitole 1 - Vytváření a úpravy vzorců</text:bookmark-ref></text:span><text:span text:style-name="T41"><text:s/>.</text:span></text:p>
      <text:p text:style-name="Text_20_body">Každý objekt vzorce je vkládán do sešitu, kresby nebo snímku takto:</text:p>
      <text:list xml:id="list153828437089853" text:continue-list="list153829084651289" text:style-name="List_20_1">
        <text:list-item>
          <text:p text:style-name="List_20_1">V programu Calc jsou vzorce vloženy do vybrané buňky. Objekt vzorce nemá přiřazený žádný styl.</text:p>
        </text:list-item>
        <text:list-item>
          <text:p text:style-name="List_20_1">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User Guide</text:span> nebo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153829287334672" text:continue-list="list153828128720835"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it</text:span> a vybereme <text:span text:style-name="Strong_20_Emphasis">Ke stránce</text:span> nebo <text:span text:style-name="Strong_20_Emphasis">K buňce</text:span>.</text:p>
        </text:list-item>
      </text:list>
      <text:h text:style-name="Heading_20_2" text:outline-level="3"><text:bookmark-start text:name="__RefHeading__22002_993642331"/>Draw a Impress<text:bookmark-end text:name="__RefHeading__22002_993642331"/></text:h>
      <text:p text:style-name="Text_20_body">Po vložení vzorce do kresby nebo snímku je vzorec vložen jako plovoucí objekt OLE a není ukotven k žádné pozici na snímku nebo výkresu.</text:p>
      <text:h text:style-name="Heading_20_1"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User Guide</text:span>, <text:span text:style-name="Emphasis">Draw User Guide</text:span> a <text:span text:style-name="Emphasis">Impress User Guide</text:span>. Více informací o velikosti objektu vzorce a formátování textu vzorce nalezneme v <text:span text:style-name="T73"><text:bookmark-ref text:reference-format="text" text:ref-name="Chapter 1">kapitole 1 - Vytváření a úpravy vzorců</text:bookmark-ref></text:span><text:span text:style-name="T73"><text:s/> této příručky.</text:span></text:p>
      <text:p text:style-name="Text_20_body">Následující body nám pomohou vybrat dialog, který použijeme, pokud chceme změnit vlastnosti vzorců.</text:p>
      <text:list xml:id="list153828440037805" text:continue-list="list153828437089853" text:style-name="List_20_1">
        <text:list-item>
          <text:p text:style-name="List_20_1">Na pozadí vzorce použijeme různé možnosti na kartách dialogového okna Oblast.</text:p>
        </text:list-item>
        <text:list-item>
          <text:p text:style-name="List_20_1">K ohraničení vzorce použijeme různé možnosti dialogového okna Čára. Všimněme si, že ohraničení vzorce jsou oddělená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programech Draw a Impress můžeme objekt uspořádat, zarovnat, seskupit, převrátit, převést, rozpojit nebo složit a upravit body objektu vzorce.</text:p>
        </text:list-item>
        <text:list-item>
          <text:p text:style-name="List_20_1">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text:soft-page-break/>objektu vzorce pomocí dialogového okna Umístění a velikost může vést ke zkreslení vzorce, což ztěžuje jeho čtení.</text:p>
        </text:list-item>
      </text:list>
      <text:h text:style-name="Heading_20_1" text:outline-level="2"><text:bookmark-start text:name="__RefHeading__18217_270489466"/>Vzorce v grafech<text:bookmark-end text:name="__RefHeading__18217_270489466"/></text:h>
      <text:p text:style-name="Text_20_body">Graf v tabulce Calc je sám o sobě objekt OLE, proto nemůžeme k vytvoření a vložení vzorce do grafu použít editor vzorců.</text:p>
      <text:p text:style-name="Text_20_body">Chceme-li vložit vzorec do grafu, vytvoříme vzorec nejprve pomocí editoru vzorců a zkopírujeme vzorec do schránky. Poté vytvoříme graf v programu Calc a vložíme vzorec do grafu. Vzorec je automaticky převeden do správného formátu pro vložení do grafu.</text:p>
      <text:p text:style-name="Text_20_body">Pokud chceme později vzorec změnit, musíme celý proces vytváření, kopírování a vkládání opakovat.</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4"/><text:bookmark-start text:name="__RefHeading__1942_314314075416869"/>Kapitola <text:span text:style-name="T71">4 <text:line-break/>Přizpůsobení</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ato kapitola vysvětluje, jak si můžeme přizpůsobit LibreOffice Math tak, aby vyhovoval způsobu vytváření vzorců pro použití v dokumentech LibreOffice. Informace o tom, jak přizpůsobit LibreOffice, najdeme také v příručce Začínáme s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Primárním účelem Math</text:span> je tvorba matematických vzorců, ale lze jej také použít k psaní chemických vzorců. V chemických vzorcích se ovšem chemické symboly obvykle píšou velkými písmeny a nepoužívají se znaky psané kurzívou.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vzorec</svg:desc></draw:frame>nebo<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pomocí programu Math vytvořit chemické vzorce, musíme změnit písmo použité pro proměnné na jiné písmo než je kurzíva. Více informací o tom, jak změnit písma použitá ve vzorcích nalezneme v <text:span text:style-name="T42"><text:bookmark-ref text:reference-format="text" text:ref-name="Chapter 1">kapitole 1 - Vytváření a úpravy vzorců</text:bookmark-ref></text:span>.</text:p>
      <text:p text:style-name="Text_20_body">Pro vratné reakce v chemických vzorcích neexistuje v <text:span text:style-name="Emphasis">Math</text:span>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47</text:bookmark-ref></text:span><text:span text:style-name="T9"><text:s/></text:span>.</text:p>
      <text:h text:style-name="Heading_20_1" text:outline-level="2"><text:bookmark-start text:name="__RefHeading__20869_1760461578"/><text:alphabetical-index-mark-start text:id="IMark248952808" text:key1="equation editor"/>Plovoucí dialogová okna<text:bookmark-end text:name="__RefHeading__20869_1760461578"/><text:alphabetical-index-mark-end text:id="IMark248952808"/></text:h>
      <text:p text:style-name="Text_20_body">Editor vzorců a postranní lišta s prvky mohou pokrýt velkou část dokumentu. Chceme-li uvolnit více místa, je možné editor vzorců a postranní lištu přesunout a nebo je změnit na plovoucí dialogy.</text:p>
      <text:list xml:id="list153828249250294" text:continue-list="list153829287334672" text:style-name="Numbering_20_1">
        <text:list-item text:start-value="1">
          <text:p text:style-name="Numbering_20_1">Umístíme kurzor na okraj rámu.</text:p>
        </text:list-item>
        <text:list-item>
          <text:p text:style-name="P188">Podržíme klávesu <text:span text:style-name="Emphasis">Ctrl</text:span> a dvakrát klepneme. Tím se editor vzorců změní na dialogové okno Příkazy (obrázek <text:span text:style-name="T43"><text:sequence-ref text:reference-format="value" text:ref-name="refFigure15">16</text:sequence-ref></text:span>) a postranní lišta Prvky na dialogové okno Prvky (obrázek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Obrázek <text:sequence text:ref-name="refFigure15" text:name="Figure" text:formula="ooow:Figure+1" style:num-format="1">16</text:sequence>: Dialogové okno Příkazy</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Obrázek <text:sequence text:ref-name="refFigure16" text:name="Figure" text:formula="ooow:Figure+1" style:num-format="1">17</text:sequence>: <text:span text:style-name="T79">Dialogové okno Prvky</text:span></text:p></draw:text-box></draw:frame></text:p>
      <text:p text:style-name="Text_20_body">Vrácení dialogových oken Příkazy a Prvky zpět na jejich výchozí pozice:</text:p>
      <text:list xml:id="list153827893035081" text:continue-list="list153828249250294" text:style-name="Numbering_20_1">
        <text:list-item text:start-value="1">
          <text:p text:style-name="Numbering_20_1">Umístíme kurzor na rámeček dialogu, NE na titulní lištu v horní části dialogu.</text:p>
        </text:list-item>
        <text:list-item>
          <text:p text:style-name="P189">Podržíme klávesu <text:span text:style-name="Emphasis">Ctrl</text:span> a dvakrát klepneme.</text:p>
        </text:list-item>
      </text:list>
      <text:h text:style-name="Heading_20_1" text:outline-level="2"><text:bookmark-start text:name="__RefHeading__20149_246419687"/>Přidání klávesových zkratek<text:bookmark-end text:name="__RefHeading__20149_246419687"/></text:h>
      <text:p text:style-name="Text_20_body">Do LibreOffice můžeme přidat klávesové zkratky, abychom usnadnili vytváření dokumentů a přizpůsobili svůj pracovní postup. Níže je uveden příklad, jak přidat klávesovou zkratku pro vložení vzorce modulu Math do dokumentu LibreOffice.</text:p>
      <text:list xml:id="list153829649445769" text:continue-list="list153829301195615" text:style-name="Heading_20_Note">
        <text:list-item>
          <text:p text:style-name="P161">Poznámka</text:p>
        </text:list-item>
      </text:list>
      <text:p text:style-name="P80">Při výběru nových klávesových zkratek se ujistíme, že nevybereme klávesovou zkratku, kterou již LibreOffice nebo náš počítačový systém používá. Například kombinace kláves <text:span text:style-name="Keystroke">Shift</text:span> + <text:span text:style-name="Keystroke">Ctrl</text:span> + <text:span text:style-name="Keystroke">F2</text:span> přesune v Calcu kurzor na vstupní řádek, kde můžeme zadat vzorec v Calcu, ale <text:span text:style-name="Strong_20_Emphasis">NIKOLIV</text:span> vzorec modulu Math.</text:p>
      <text:h text:style-name="P137" text:outline-level="3"><text:bookmark-start text:name="__RefHeading__43965_666340315"/>Příklad klávesové zkratky<text:bookmark-end text:name="__RefHeading__43965_666340315"/></text:h>
      <text:list xml:id="list153827536575406" text:continue-list="list153827893035081" text:style-name="Numbering_20_1">
        <text:list-item text:start-value="1">
          <text:p text:style-name="P188">V hlavní nabídce <text:span text:style-name="Strong_20_Emphasis">Nástroje &gt; Přizpůsobit</text:span> otevřeme dialogové okno Přizpůsobit (obrázek <text:span text:style-name="Strong_20_Emphasis"><text:span text:style-name="T17"><text:sequence-ref text:reference-format="value" text:ref-name="refFigure17">18</text:sequence-ref></text:span></text:span><text:span text:style-name="Strong_20_Emphasis">).</text:span></text:p>
        </text:list-item>
        <text:list-item>
          <text:p text:style-name="Numbering_20_1">Klepneme na kartu <text:span text:style-name="Strong_20_Emphasis">Klávesnice</text:span>, kde můžeme přidat klávesové zkratky.</text:p>
        </text:list-item>
        <text:list-item>
          <text:p text:style-name="Numbering_20_1">Vybereme úroveň nové klávesové zkratky.</text:p>
        </text:list-item>
      </text:list>
      <text:list xml:id="list153828841426770" text:continue-list="list153828960505283" text:style-name="List_20_2">
        <text:list-item>
          <text:p text:style-name="List_20_2">Pokud vybereme <text:span text:style-name="Emphasis">LibreOffice</text:span>, lze novou klávesovou zkratku použít ve všech modulech LibreOffice.</text:p>
        </text:list-item>
        <text:list-item>
          <text:p text:style-name="List_20_2">Zvolíme-li <text:span text:style-name="Emphasis">Math</text:span>, bude nová klávesová zkratka použitelná jen v Math.</text:p>
        </text:list-item>
      </text:list>
      <text:list xml:id="list153828708584527" text:continue-list="list153827536575406" text:style-name="Numbering_20_1">
        <text:list-item>
          <text:p text:style-name="Numbering_20_1">V seznamu <text:span text:style-name="Strong_20_Emphasis">Kategorie</text:span> zvolíme <text:span text:style-name="Emphasis">Vložit</text:span><text:span text:style-name="Strong_20_Emphasis">.</text:span></text:p>
        </text:list-item>
        <text:list-item>
          <text:p text:style-name="Numbering_20_1">V seznamu <text:span text:style-name="Strong_20_Emphasis">Funkce</text:span> vybereme <text:span text:style-name="Emphasis">Vzorec</text:span><text:span text:style-name="Strong_20_Emphasis">.</text:span></text:p>
        </text:list-item>
        <text:list-item>
          <text:p text:style-name="Numbering_20_1">V seznamu <text:span text:style-name="Strong_20_Emphasis">Klávesové zkratky</text:span> vybereme klávesu nebo kombinaci kláves, které chceme použít pro novou klávesovou zkratku.</text:p>
        </text:list-item>
        <text:list-item>
          <text:p text:style-name="Numbering_20_1">Klepneme na <text:span text:style-name="Strong_20_Emphasis">Změnit</text:span> a klávesová zkratka se objeví v seznamu <text:span text:style-name="Strong_20_Emphasis">Klávesy</text:span>.</text:p>
        </text:list-item>
        <text:list-item>
          <text:p text:style-name="Numbering_20_1"><text:span text:style-name="Strong_20_Emphasis">V případě potřeby pokračujeme v přidávání klávesových zkratek pomocí výše uvedených kroků.</text:span></text:p>
        </text:list-item>
        <text:list-item>
          <text:p text:style-name="Numbering_20_1">Klepnutím na <text:span text:style-name="Strong_20_Emphasis">OK</text:span> uložíme klávesové zkratky a zavřeme dialogové okno Přizpůsobit.</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Obrázek <text:sequence text:ref-name="refFigure17" text:name="Figure" text:formula="ooow:Figure+1" style:num-format="1">18</text:sequence>: Dialogové okno Přizpůsobit – karta Klávesnice</text:p></draw:text-box></draw:frame><text:bookmark-end text:name="__RefHeading__21395_1310383199"/></text:p>
      <text:h text:style-name="P136" text:outline-level="3"><text:bookmark-start text:name="__RefHeading___Toc49573_2839151245"/>Možnosti přizpůsobení klávesnice<text:bookmark-end text:name="__RefHeading___Toc49573_2839151245"/></text:h>
      <text:p text:style-name="Text_20_body">Možnosti přizpůsobení klávesových zkratek jsou následující:</text:p>
      <text:list xml:id="list153829284349296" text:continue-list="list153828440037805" text:style-name="List_20_1">
        <text:list-item>
          <text:p text:style-name="List_20_1"><text:span text:style-name="Strong_20_Emphasis">LibreOffice</text:span> - zobrazí klávesové zkratky, které jsou společné pro všechny moduly LibreOffice.</text:p>
        </text:list-item>
        <text:list-item>
          <text:p text:style-name="List_20_1"><text:span text:style-name="Strong_20_Emphasis">Math</text:span>, <text:span text:style-name="Strong_20_Emphasis">Writer</text:span>, <text:span text:style-name="Strong_20_Emphasis">Calc</text:span>, <text:span text:style-name="Strong_20_Emphasis">Draw</text:span> nebo <text:span text:style-name="Strong_20_Emphasis">Impress</text:span> - zobrazí klávesové zkratky pro otevřený a aktuální modul LibreOffice.</text:p>
        </text:list-item>
        <text:list-item>
          <text:p text:style-name="List_20_1"><text:span text:style-name="Strong_20_Emphasis">Klávesové zkratky</text:span> - uvádí klávesové zkratky a související příkazy. Chceme-li přiřadit nebo upravit klávesovou zkratku pro příkaz vybraný v seznamu <text:span text:style-name="Emphasis">Funkce </text:span>, klepneme na zástupce v tomto seznamu a poté klepneme na <text:span text:style-name="Strong_20_Emphasis">Změnit</text:span>.</text:p>
        </text:list-item>
        <text:list-item>
          <text:p text:style-name="P176">Funkce - do textového pole zadáme název funkce pro vyhledání v seznamu funkcí.</text:p>
        </text:list-item>
        <text:list-item>
          <text:p text:style-name="List_20_1">Funkce - uvádí kategorie funkcí a funkce LibreOffice, kterým můžeme přiřadit klávesové zkratky.</text:p>
        </text:list-item>
      </text:list>
      <text:list xml:id="list153829255818083" text:continue-list="list153828841426770" text:style-name="List_20_2">
        <text:list-item>
          <text:p text:style-name="List_20_2">Kategorie - uvádí dostupné kategorie funkcí.</text:p>
        </text:list-item>
        <text:list-item>
          <text:p text:style-name="List_20_2">Funkce - vybereme funkci, ke které chceme přiřadit klávesovou zkratku, vybereme kombinaci kláves v seznamu Klávesové zkratky a poté klepneme na Změnit. Pokud již vybraná funkce obsahuje klávesovou zkratku, tato se zobrazí v seznamu Klávesy.</text:p>
        </text:list-item>
        <text:list-item>
          <text:p text:style-name="List_20_2">Klávesy - zobrazí klávesové zkratky, které jsou přiřazeny vybrané funkci.</text:p>
        </text:list-item>
      </text:list>
      <text:list xml:id="list153828304443568" text:continue-list="list153829284349296" text:style-name="List_20_1">
        <text:list-item>
          <text:p text:style-name="List_20_1">Změnit - přiřadí kombinaci kláves vybranou v seznamu klávesových zkratek příkazu vybranému v seznamu funkcí.</text:p>
        </text:list-item>
        <text:list-item>
          <text:p text:style-name="List_20_1"><text:soft-page-break/>Smazat - odstraní vybraný prvek nebo prvky bez nutnosti potvrzení.</text:p>
        </text:list-item>
        <text:list-item>
          <text:p text:style-name="List_20_1">Načíst - nahradí konfiguraci klávesové zkratky tou, která byla dříve uložena.</text:p>
        </text:list-item>
        <text:list-item>
          <text:p text:style-name="List_20_1">Uložit - uloží aktuální konfiguraci klávesové zkratky, takže ji můžeme načíst později.</text:p>
        </text:list-item>
        <text:list-item>
          <text:p text:style-name="List_20_1">Vrátit - resetuje upravené hodnoty zpět na výchozí hodnoty.</text:p>
        </text:list-item>
      </text:list>
      <text:h text:style-name="Heading_20_1" text:outline-level="2"><text:bookmark-start text:name="__RefHeading__15922_270489466"/>Přizpůsobení katalogu<text:bookmark-end text:name="__RefHeading__15922_270489466"/></text:h>
      <text:p text:style-name="P64">Pokud pravidelně používáme symbol, který není v Math dostupný, můžeme jej přidat do dialogového okna Symboly (obrázek <text:span text:style-name="T44"><text:sequence-ref text:reference-format="value" text:ref-name="refFigure18">19</text:sequence-ref></text:span>) otevřením dialogového okna Upravit symboly (obrázek <text:span text:style-name="T48"><text:sequence-ref text:reference-format="value" text:ref-name="refFigure19">20</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V hlavní nabídce zvolíme <text:span text:style-name="Strong_20_Emphasis">Nástroje &gt; Symboly</text:span> nebo klepneme na ikonu Symboly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na liště Nástroje </text:span>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Písmo:</text:p>
        </text:list-item>
        <text:list-item>
          <text:p text:style-name="Numbering_20_1">V poli náhledu vybereme znak symbolu, který chceme přidat. Možná bude třeba v náhledovém poli rolovat dolů a najít symbol, který chceme použít. V pravém náhledovém poli nad tlačítkem OK se zobrazí nový symbol.</text:p>
        </text:list-item>
        <text:list-item>
          <text:p text:style-name="Numbering_20_1">Do pole Symbol: zadáme zapamatovatelný název přidávaného symbolu.</text:p>
        </text:list-item>
        <text:list-item>
          <text:p text:style-name="Numbering_20_1">V poli Sada Symbolů: vybereme z rozevíracího seznamu sadu symbolů, do které chceme přidat nový symbol, nebo zadáme nový název a vytvoříme  pro nový symbol novou sadu symbolů.</text:p>
        </text:list-item>
        <text:list-item>
          <text:p text:style-name="Numbering_20_1">V případě potřeby vybereme styl písma z rozevíracího seznamu Styl: Standardní, Kurzíva, Tučné nebo Tučné kurzíva.</text:p>
        </text:list-item>
        <text:list-item>
          <text:p text:style-name="Numbering_20_1">Klepnutím na tlačítko Přidat a poté na tlačítko OK zavřeme dialogové okno Upravit symboly. Nový symbol a, je-li vytvořena, nová sada symbolů jsou nyní k dispozici pro použití.</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Obrázek <text:sequence text:ref-name="refFigure18" text:name="Figure" text:formula="ooow:Figure+1" style:num-format="1">19</text:sequence>: <text:span text:style-name="T78">Dialogové okno Symboly</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Obrázek <text:sequence text:ref-name="refFigure19" text:name="Figure" text:formula="ooow:Figure+1" style:num-format="1">20</text:sequence>: Dialogové okno Upravit symboly</text:p></draw:text-box></draw:frame></text:p>
      <text:list xml:id="list153827932696345" text:continue-list="list153829649445769" text:style-name="Heading_20_Note">
        <text:list-item>
          <text:p text:style-name="P161">Poznámka</text:p>
        </text:list-item>
      </text:list>
      <text:p text:style-name="P80">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153827696936245" text:continue-numbering="true" text:style-name="Heading_20_Note">
        <text:list-item>
          <text:p text:style-name="P162">Poznámka</text:p>
        </text:list-item>
      </text:list>
      <text:p text:style-name="P81">Pokud nemůžeme najít symbol, který chceme použít ve fontech již nainstalovaných v počítači, existuje celá řada bezplatných písem, která obsahují různé symboly. Například písmo STIX bylo vyvinuto speciálně pro psaní matematických a technických textů. Také písma DejaVu a Lucida mají širokou škálu symbolů, které můžeme použít.</text:p>
      <text:list xml:id="list153828637528666" text:continue-numbering="true" text:style-name="Heading_20_Note">
        <text:list-item>
          <text:p text:style-name="P162"><text:soft-page-break/>Poznámka</text:p>
        </text:list-item>
      </text:list>
      <text:p text:style-name="P40">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Emphasis">Vložit pouze použité symboly (menší velikost souboru)</text:span>. Toto nastavení je k dispozici pouze při práci s programem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Změna názvů symbolů<text:bookmark-end text:name="__RefHeading___Toc23731_290720014"/></text:h>
      <text:p text:style-name="Text_20_body">Název symbolu můžeme změnit takto:</text:p>
      <text:list xml:id="list153829559334755" text:continue-list="list153828545339090" text:style-name="Numbering_20_1">
        <text:list-item text:start-value="1">
          <text:p text:style-name="P188">Z rozevíracího seznamu Původní symbol: vybereme název symbolu, který chceme změnit. Symbol se zobrazí v levém panelu náhledu ve spodní části dialogu Upravit symboly (<text:span text:style-name="T48">obrázek <text:s/></text:span><text:span text:style-name="T48"><text:sequence-ref text:reference-format="value" text:ref-name="refFigure19">20</text:sequence-ref></text:span>).</text:p>
        </text:list-item>
        <text:list-item>
          <text:p text:style-name="Numbering_20_1">Do textového pole Symbol: zadáme nový název symbolu nebo z rozevíracího seznamu Symbol: vybereme nový název. Nový název symbolu se zobrazí nad pravým panelem náhledu ve spodní části dialogu Upravit symboly.</text:p>
        </text:list-item>
        <text:list-item>
          <text:p text:style-name="Numbering_20_1">Klepneme na Změnit a změní se název symbolu.</text:p>
        </text:list-item>
        <text:list-item>
          <text:p text:style-name="Numbering_20_1">Klepnutím na tlačítko OK zavřeme dialogové okno Upravit symboly.</text:p>
        </text:list-item>
      </text:list>
      <text:h text:style-name="Heading_20_3" text:outline-level="4"><text:bookmark-start text:name="__RefHeading___Toc23733_290720014"/>Přesun symbolů<text:bookmark-end text:name="__RefHeading___Toc23733_290720014"/></text:h>
      <text:p text:style-name="Text_20_body">Symbol můžeme přesunout z jedné sady symbolů do druhé následujícím způsobem:</text:p>
      <text:list xml:id="list153827735577621" text:continue-list="list153829559334755" text:style-name="Numbering_20_1">
        <text:list-item text:start-value="1">
          <text:p text:style-name="Numbering_20_1">V rozevíracím seznamu Původní sada symbolů: vybereme sadu symbolů, kde je umístěn symbol, který chceme přesunout.</text:p>
        </text:list-item>
        <text:list-item>
          <text:p text:style-name="P188">Z rozevíracího seznamu Původní symbol: vybereme název symbolu, který chceme přesunout. Symbol se zobrazí v levém panelu náhledu ve spodní části dialogu Upravit symboly (obrázek <text:span text:style-name="T48"><text:sequence-ref text:reference-format="value" text:ref-name="refFigure19">20</text:sequence-ref></text:span>).</text:p>
        </text:list-item>
        <text:list-item>
          <text:p text:style-name="Numbering_20_1">V rozevíracím seznamu Sada symbolů: vybereme sadu symbolů, do které chceme symbol přesunout. Název nové sady symbolů se zobrazí pod pravým panelem náhledu ve spodní části dialogu Upravit symboly.</text:p>
        </text:list-item>
        <text:list-item>
          <text:p text:style-name="Numbering_20_1">Klepneme na Změnit a symbol se přesune do nové sady symbolů.</text:p>
        </text:list-item>
        <text:list-item>
          <text:p text:style-name="Numbering_20_1">Klepnutím na tlačítko OK zavřeme dialogové okno Upravit symboly.</text:p>
        </text:list-item>
      </text:list>
      <text:h text:style-name="Heading_20_3" text:outline-level="4"><text:bookmark-start text:name="__RefHeading___Toc23735_290720014"/>Mazání symbolů<text:bookmark-end text:name="__RefHeading___Toc23735_290720014"/></text:h>
      <text:p text:style-name="Text_20_body">Symbol můžeme ze sady symbolů odstranit následovně:</text:p>
      <text:list xml:id="list153829371962775" text:continue-list="list153827735577621" text:style-name="Numbering_20_1">
        <text:list-item text:start-value="1">
          <text:p text:style-name="Numbering_20_1">V rozevíracím seznamu Původní sada symbolů: vybereme sadu symbolů, ze které chceme symbol odstranit.</text:p>
        </text:list-item>
        <text:list-item>
          <text:p text:style-name="P188">V rozevíracím seznamu Původní symbol: vybereme název symbolu, který chceme odstranit. Symbol se zobrazí v levém panelu náhledu ve spodní části dialogu Upravit symboly (obrázek <text:span text:style-name="T48"><text:sequence-ref text:reference-format="value" text:ref-name="refFigure19">20</text:sequence-ref></text:span>).</text:p>
        </text:list-item>
        <text:list-item>
          <text:p text:style-name="Numbering_20_1">Klepneme na Smazat a symbol bude bez potvrzení vymazán ze sady symbolů.</text:p>
        </text:list-item>
        <text:list-item>
          <text:p text:style-name="Numbering_20_1">Klepnutím na tlačítko OK zavřeme dialogové okno Upravit symboly.</text:p>
        </text:list-item>
      </text:list>
      <text:list xml:id="list153827987411100" text:continue-list="list153828637528666" text:style-name="Heading_20_Note">
        <text:list-item>
          <text:p text:style-name="P162">Poznámka</text:p>
        </text:list-item>
      </text:list>
      <text:p text:style-name="P81">Jediný způsob, jak odstranit sadu symbolů, je smazání všech symbolů v této sadě. Sada se také odstraní, pokud odstraníme poslední symbol z této sady.</text:p>
      <text:h text:style-name="P137" text:outline-level="3"><text:bookmark-start text:name="__RefHeading__43969_666340315"/><text:soft-page-break/>Možnosti editace symbolů<text:bookmark-end text:name="__RefHeading__43969_666340315"/></text:h>
      <text:list xml:id="list153828412721291" text:continue-list="list153828304443568"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ep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danou sadu symbolů.</text:p>
        </text:list-item>
        <text:list-item>
          <text:p text:style-name="List_20_1">Storno - klepnutím na toto tlačítko zavřeme dialogové okno bez uložení změn.</text:p>
        </text:list-item>
      </text:list>
      <text:h text:style-name="Heading_20_1"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me-li v programu Math přidat mezeru na konec vzorce, přejdeme v hlavní nabídce na Nástroje &gt; Možnosti &gt; LibreOffice Math &gt; Nastavení a zrušíme zaškrtnutí políčka Ignorovat ~ a ` na konci řádku v části Ostatní možnosti.</text:p>
      <text:h text:style-name="Heading_20_1" text:outline-level="2"><text:bookmark-start text:name="__RefHeading__23040_895480435"/>Rozšíření<text:bookmark-end text:name="__RefHeading__23040_895480435"/></text:h>
      <text:p text:style-name="Text_20_body">Pokud ve svých dokumentech často <text:span text:style-name="Emphasis">vytváříme vzorce</text:span>, můžeme LibreOffice přizpůsobit přidáním rozšíření, která nám pomohou vytvářet vzorce. Rozšíření lze snadno nainstalovat pomocí Správce rozšíření. Další informace o instalaci rozšíření nalezneme v příručce Začínáme s LibreOffice.</text:p>
      <text:p text:style-name="Text_20_body">Jedním z rozšíření, které je doporučeno pro instalaci je Dmaths. Toto rozšíření je navrženo k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62"><text:soft-page-break/>Druhé rozšíření, které je doporučeno je <text:span text:style-name="Strong_20_Emphasis">Formatting of All Math Formulas</text:span>. To umožňuje formátovat všechny vzorce ve Writer, Calc, Draw nebo Impress dokumentu.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5"/><text:bookmark-start text:name="__RefHeading__1942_31431407541686970"/>Kapitola <text:span text:style-name="T71">5 <text:line-break/>Export a import</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Kromě exportu dokumentů ve formátu PDF, jak je popsáno v příručce Začínáme s LibreOffice, nabízí LibreOffice možnost exportu vzorců ve formátu MathML. To nám nebo jiné osobě umožňuje vkládat vzorce do dokumentů, které byly vytvořeny v jiném softwaru, například Microsoft Office, nebo v internetovém prohlížeči.</text:p>
      <text:list xml:id="list153828189945155" text:continue-list="list153827987411100" text:style-name="Heading_20_Note">
        <text:list-item>
          <text:p text:style-name="P163">Poznámka</text:p>
        </text:list-item>
      </text:list>
      <text:p text:style-name="P82">Některé internetové prohlížeče nepodporují plně formát MathML a vzorec se nemusí zobrazit správně.</text:p>
      <text:p text:style-name="Text_20_body">Pokud pracujeme v dokumentu Math, přejdeme v hlavní nabídce na <text:span text:style-name="Strong_20_Emphasis">Soubor &gt; Uložit jako</text:span> nebo použijeme kombinaci kláves <text:span text:style-name="Keystroke">Ctrl</text:span> + <text:span text:style-name="Keystroke">Shift</text:span> + <text:span text:style-name="Keystroke">S</text:span> a otevřeme dialogové okno Uložit jako. Ze seznamu dostupných typů souborů Typ souboru: vybereme MathML a uložíme vzorec.</text:p>
      <text:p text:style-name="Text_20_body">Pokud pracujeme v jiném programu LibreOffice, klepneme pravým tlačítkem myši na objekt vzorce a z kontextové nabídky vybereme <text:span text:style-name="Strong_20_Emphasis">Uložit kopii jako</text:span> a otevřeme dialogové okno Uložit jako. Ze seznamu dostupných typů souborů Typ souboru: vybereme MathML a uložíme vzorec.</text:p>
      <text:p text:style-name="P57">V programu Math můžeme také importovat vzorce formátu MathML. Použijeme volbu <text:span text:style-name="Strong_20_Emphasis">Nástroje &gt; Importovat MathML ze schránky</text:span> v hlavní nabídce.</text:p>
      <text:h text:style-name="Heading_20_1" text:outline-level="2"><text:bookmark-start text:name="__RefHeading__26052_206425780"/>Formáty souborů Microsoft<text:bookmark-end text:name="__RefHeading__26052_206425780"/></text:h>
      <text:p text:style-name="Text_20_body">Chceme-li nastavit, jak se budou pomocí LibreOffice importovat a exportovat vzorce v Microsoft formátu, přejdeme v hlavní nabídce na <text:span text:style-name="Strong_20_Emphasis">Nástroje &gt; Možnosti &gt; Načítání/ukládání &gt; Microsoft Office</text:span> a vybereme nebo zrušíme výběr možnosti MathType na LibreOffice Math nebo naopak.</text:p>
      <text:list xml:id="list153829347818934" text:continue-list="list153828412721291" text:style-name="List_20_1">
        <text:list-item>
          <text:p text:style-name="P177">[N]: Načtení a převod objektu</text:p>
        </text:list-item>
        <text:list-item>
          <text:p text:style-name="P177">[U]: Převod a uložení objektu</text:p>
        </text:list-item>
      </text:list>
      <text:h text:style-name="Heading_20_2" text:outline-level="3"><text:bookmark-start text:name="__RefHeading__26054_206425780"/>[N]: Načtení a převod objektu<text:bookmark-end text:name="__RefHeading__26054_206425780"/></text:h>
      <text:p text:style-name="Text_20_body">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www.dessci.com/en/" text:style-name="Internet_20_link" text:visited-style-name="Visited_20_Internet_20_Link"><text:span text:style-name="T74">http://www.dessci.com/en</text:span></text:a>.</text:p>
      <text:p text:style-name="Text_20_body">Pokud byl dokument obsahující vzorce OMML uložen ve formátu .docx a poté převeden na starší formát .doc, převedou se všechny objekty OMML na obrázek, který se zobrazí v LibreOffice jako obrázek.</text:p>
      <text:h text:style-name="Heading_20_2" text:outline-level="3"><text:bookmark-start text:name="__RefHeading__26056_206425780"/>[U]: Převod a uložení objektu<text:bookmark-end text:name="__RefHeading__26056_206425780"/></text:h>
      <text:p text:style-name="Text_20_body">Tuto možnost vybereme, pokud mají být objekty LibreOffice OLE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programu Math</text:user-defined></text:p>
      <text:h text:style-name="P190" text:outline-level="1"><text:bookmark-start text:name="Appendix A"/><text:bookmark-start text:name="__RefHeading__41601_314314075"/>Dodatek A<text:line-break/>Přehled příkazů<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V této příloze jsou uvedeny všechny operátory a příkazy, které jsou při vytváření vzorců k dispozici pro použití v editoru vzorců.</text:p>
      <text:p text:style-name="Text_20_body">Klepnutím na příslušnou ikonu v postranní liště prvků lze zadat běžnější operátory a příkazy. Pokud v následujících tabulkách není zobrazena žádná ikona z postranní lišty prvků, musíme pomocí značkovacího jazyka zadat operátor nebo příkaz do editoru vzorců.</text:p>
      <text:list xml:id="list153829614709324" text:continue-list="list153828189945155" text:style-name="Heading_20_Note">
        <text:list-item>
          <text:p text:style-name="P164">Poznámka</text:p>
        </text:list-item>
      </text:list>
      <text:p text:style-name="P83">Ve značkovacím jazyce zobrazeném v následujících tabulkách musíme nahradit zástupný znak &lt;?&gt; hodnotou, kterou chceme použít ve vzorcích.</text:p>
      <text:h text:style-name="Heading_20_1" text:outline-level="2"><text:bookmark-start text:name="__RefHeading__39701_1792826427"/><text:alphabetical-index-mark text:string-value="Příkazy pro unární/binární operátory (Math)"/>Příkazy pro unární/binární operátory<text:bookmark-end text:name="__RefHeading__39701_1792826427"/></text:h>
      <text:p text:style-name="Text_20_body">Chceme-li používat ikony v editoru vzorců pro zadávání příkazů pro unární/binární operátory, vybereme z rozevíracího seznamu v horní části postranní lišty Prvky položku Unární/binární operátor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v editoru vzorců pro zadávání příkazů funkcí,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v editoru vzorců pro zadávání příkazů pro operátory,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a</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e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v editoru vzorců ikony pro zadávání atribut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nahrazen názvem písma a druhý zástupný znak je nahrazen vzorcem nebo textem. Výchozí písma, která můžeme použít jsou Serif, Sans nebo Fixed. Pokud jsme do Math přidali vlastní písma (viz <text:bookmark-ref text:reference-format="text" text:ref-name="Chapter 1">kapitola 1 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v editoru vzorců ikony pro zadávání závorek,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v editoru vzorců ikony pro zadávání příkazů pro formátování,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v editoru vzorců ikony pro zadávání dalších příkaz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a</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Řecké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řeckého znaku, můžeme do editoru vzorců zadat znak procenta (%) následovaný názvem řeckého znaku.</text:p>
      <text:p text:style-name="P54">U řeckých znaků psaných velkými písmeny zadáme název velkými písmeny, například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 (viz tabulka <text:span text:style-name="T45"><text:sequence-ref text:reference-format="value" text:ref-name="refTable2">3</text:sequence-ref></text:span><text:span text:style-name="T45"><text:s/> pro úplný seznam velkých řeckých znaků). P</text:span>ro řecké znaky psané malými písmeny zadáme název malými písmeny, například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viz tabulka <text:span text:style-name="T45"><text:sequence-ref text:reference-format="value" text:ref-name="refTable3">4</text:sequence-ref></text:span><text:span text:style-name="T45"><text:s/>pro úplný seznam malých </text:span>řeckých znaků).</text:p>
      <text:p text:style-name="P65">Řecké znaky psané kurzívou lze zadat do vzorce zadáním znaku i za znak procenta (%) před název řeckého znaku, například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pro velká písmena a %ipi pro malá písmena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Viz tabulka <text:span text:style-name="T45"><text:sequence-ref text:reference-format="value" text:ref-name="refTable4">5</text:sequence-ref></text:span> <text:span text:style-name="T45"><text:s/> pro úplný seznam velkých řeckých znaků psaných kurzívou a</text:span> tabulka <text:span text:style-name="T45"><text:sequence-ref text:reference-format="value" text:ref-name="refTable5">6</text:sequence-ref></text:span> <text:span text:style-name="T45"><text:s/> pro úplný seznam malých řeckých znaků psaných kurzívou</text:span>.</text:p>
      <text:list xml:id="list153828651078595" text:continue-numbering="true" text:style-name="Heading_20_Note">
        <text:list-item>
          <text:p text:style-name="P166">Poznámka</text:p>
        </text:list-item>
      </text:list>
      <text:p text:style-name="P42">V lokalizovaných verzích LibreOffice jsou také lokalizovány názvy řeckých znaků. Pokud není dokument lokalizován do stejného jazyka, nemusí názvy řeckých znaků v následujících tabulkách fungovat správně. Pokud k tomu dojde, můžeme v dialogovém okně Symboly vybrat požadovaný řecký znak. Pokud je název řeckého znaku vybrán v dialogovém okně Symboly, zobrazí se ve správném jazyce ve spodní části dialogového okna Symboly. Více informací o řeckých znacích a dialogovém okně Symboly nalezneme v <text:span text:style-name="T9"><text:bookmark-ref text:reference-format="text" text:ref-name="Chapter 1">kapitole 1 - Vytváření a úpravy vzorců</text:bookmark-ref></text:span><text:span text:style-name="T9"><text:s/>.</text:span></text:p>
      <text:p text:style-name="Caption"/>
      <text:p text:style-name="P109">Tabulka <text:sequence text:ref-name="refTable2" text:name="Table" text:formula="ooow:Table+1" style:num-format="1">3</text:sequence>: Velké řecké znaky</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ální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speciálního znaku, můžeme do editoru vzorců zadat znak procenta (%) následovaný názvem speciálního znaku.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V lokalizovaných verzích LibreOffice jsou také lokalizovány názvy speciálních znaků. Pokud dokument není lokalizován do stejného jazyka, nemusí názvy speciálních znaků v následující tabulce fungovat správně. Pokud k tomu dojde, můžeme v dialogu Symboly vybrat požadovaný speciální znak. Pokud je vybrán v dialogovém okně Symboly, zobrazí se název speciálního znaku ve správném jazyce ve spodní části dialogového okna Symboly. Více informací o speciálních znacích a dialogovém okně Symboly nalezneme v <text:span text:style-name="T9"><text:bookmark-ref text:reference-format="text" text:ref-name="Chapter 1">kapitole 1 - Vytváření a úpravy vzorců</text:bookmark-ref></text:span><text:span text:style-name="T9"><text:s/></text:span>.</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Vyhrazené slovo je slovo, které LibreOffice používá jako příkaz ve značkovacím jazyce aplikace Math a nelze jej použít jako název proměnné ani zadat do vzorce jako text. Pokud však chceme použít vyhrazené slovo jako text ve vzorci, musíme vyhrazené slovo umístit mezi dvojité uvozovky.</text:p>
      <text:p text:style-name="P56">Například chceme ve vzorci použít slovo „purple“, ale nechceme, aby byly prvky vzorce změněny na fialovou barvu. Pokud do editoru vzorců jednoduše zadáme <text:span text:style-name="Code">A purple B</text:span>, výsledný vzorec je <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vzorec</svg:desc></draw:frame></text:span>, což je nesprávné a chyba je zobrazena otazníkem. Chceme-li tuto chybu opravit, zadáme v editoru vzorců A „purple“ B pomocí dvojitých uvozovek na každé straně slova purple a výsledný správný vzorec je <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vzorec</svg:desc></draw:frame></text:span>.</text:p>
      <text:p text:style-name="P66">Vyhrazená slova použitá v Math jsou uvedena ve výše uvedených tabulkách pro příkazy značkovacího jazyka.</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z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